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3344" calcext:value-type="float">
            <text:p>-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82968" calcext:value-type="float">
            <text:p>-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8208" calcext:value-type="float">
            <text:p>-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1256" calcext:value-type="float">
            <text:p>-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2592" calcext:value-type="float">
            <text:p>-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564" calcext:value-type="float">
            <text:p>-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8688" calcext:value-type="float">
            <text:p>-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2592" calcext:value-type="float">
            <text:p>-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6496" calcext:value-type="float">
            <text:p>-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564" calcext:value-type="float">
            <text:p>-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9168" calcext:value-type="float">
            <text:p>-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7456" calcext:value-type="float">
            <text:p>-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3928" calcext:value-type="float">
            <text:p>-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04" calcext:value-type="float">
            <text:p>-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516" calcext:value-type="float">
            <text:p>-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8584" calcext:value-type="float">
            <text:p>-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5056" calcext:value-type="float">
            <text:p>-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4304" calcext:value-type="float">
            <text:p>-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7456" calcext:value-type="float">
            <text:p>-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66" calcext:value-type="float">
            <text:p>-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136" calcext:value-type="float">
            <text:p>-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9544" calcext:value-type="float">
            <text:p>-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1256" calcext:value-type="float">
            <text:p>-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67728" calcext:value-type="float">
            <text:p>-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1256" calcext:value-type="float">
            <text:p>-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3448" calcext:value-type="float">
            <text:p>-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8208" calcext:value-type="float">
            <text:p>-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1256" calcext:value-type="float">
            <text:p>-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1736" calcext:value-type="float">
            <text:p>-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9168" calcext:value-type="float">
            <text:p>-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564" calcext:value-type="float">
            <text:p>-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088" calcext:value-type="float">
            <text:p>-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992" calcext:value-type="float">
            <text:p>-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6392" calcext:value-type="float">
            <text:p>-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6392" calcext:value-type="float">
            <text:p>-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5536" calcext:value-type="float">
            <text:p>-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2112" calcext:value-type="float">
            <text:p>-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516" calcext:value-type="float">
            <text:p>-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82968" calcext:value-type="float">
            <text:p>-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7352" calcext:value-type="float">
            <text:p>-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7352" calcext:value-type="float">
            <text:p>-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2592" calcext:value-type="float">
            <text:p>-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3928" calcext:value-type="float">
            <text:p>-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4784" calcext:value-type="float">
            <text:p>-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7832" calcext:value-type="float">
            <text:p>-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3072" calcext:value-type="float">
            <text:p>-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95744" calcext:value-type="float">
            <text:p>-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184" calcext:value-type="float">
            <text:p>-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9168" calcext:value-type="float">
            <text:p>-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2592" calcext:value-type="float">
            <text:p>-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7832" calcext:value-type="float">
            <text:p>-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1736" calcext:value-type="float">
            <text:p>-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564" calcext:value-type="float">
            <text:p>-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4784" calcext:value-type="float">
            <text:p>-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4784" calcext:value-type="float">
            <text:p>-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4304" calcext:value-type="float">
            <text:p>-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516" calcext:value-type="float">
            <text:p>-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564" calcext:value-type="float">
            <text:p>-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0024" calcext:value-type="float">
            <text:p>-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9544" calcext:value-type="float">
            <text:p>-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04" calcext:value-type="float">
            <text:p>-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564" calcext:value-type="float">
            <text:p>-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564" calcext:value-type="float">
            <text:p>-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2592" calcext:value-type="float">
            <text:p>-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9544" calcext:value-type="float">
            <text:p>-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9-1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612" calcext:value-type="float">
            <text:p>-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3448" calcext:value-type="float">
            <text:p>-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4304" calcext:value-type="float">
            <text:p>-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8208" calcext:value-type="float">
            <text:p>-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9544" calcext:value-type="float">
            <text:p>-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9544" calcext:value-type="float">
            <text:p>-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04" calcext:value-type="float">
            <text:p>-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2112" calcext:value-type="float">
            <text:p>-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3824" calcext:value-type="float">
            <text:p>-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61632" calcext:value-type="float">
            <text:p>-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342" calcext:value-type="float">
            <text:p>-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3344" calcext:value-type="float">
            <text:p>-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3344" calcext:value-type="float">
            <text:p>-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61632" calcext:value-type="float">
            <text:p>-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6872" calcext:value-type="float">
            <text:p>-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8208" calcext:value-type="float">
            <text:p>-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2112" calcext:value-type="float">
            <text:p>-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89064" calcext:value-type="float">
            <text:p>-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6496" calcext:value-type="float">
            <text:p>-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9544" calcext:value-type="float">
            <text:p>-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3824" calcext:value-type="float">
            <text:p>-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6468" calcext:value-type="float">
            <text:p>-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0776" calcext:value-type="float">
            <text:p>-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0296" calcext:value-type="float">
            <text:p>-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37248" calcext:value-type="float">
            <text:p>-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2488" calcext:value-type="float">
            <text:p>-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8584" calcext:value-type="float">
            <text:p>-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2488" calcext:value-type="float">
            <text:p>-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6392" calcext:value-type="float">
            <text:p>-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944" calcext:value-type="float">
            <text:p>-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342" calcext:value-type="float">
            <text:p>-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896" calcext:value-type="float">
            <text:p>-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1528" calcext:value-type="float">
            <text:p>-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7144" calcext:value-type="float">
            <text:p>-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9336" calcext:value-type="float">
            <text:p>-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9816" calcext:value-type="float">
            <text:p>-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0672" calcext:value-type="float">
            <text:p>-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7144" calcext:value-type="float">
            <text:p>-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0192" calcext:value-type="float">
            <text:p>-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7624" calcext:value-type="float">
            <text:p>-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5056" calcext:value-type="float">
            <text:p>-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0296" calcext:value-type="float">
            <text:p>-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6392" calcext:value-type="float">
            <text:p>-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3344" calcext:value-type="float">
            <text:p>-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6392" calcext:value-type="float">
            <text:p>-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0296" calcext:value-type="float">
            <text:p>-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3344" calcext:value-type="float">
            <text:p>-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8584" calcext:value-type="float">
            <text:p>-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8584" calcext:value-type="float">
            <text:p>-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2488" calcext:value-type="float">
            <text:p>-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5536" calcext:value-type="float">
            <text:p>-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6392" calcext:value-type="float">
            <text:p>-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2488" calcext:value-type="float">
            <text:p>-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67728" calcext:value-type="float">
            <text:p>-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1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2592" calcext:value-type="float">
            <text:p>-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7352" calcext:value-type="float">
            <text:p>-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1256" calcext:value-type="float">
            <text:p>-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8208" calcext:value-type="float">
            <text:p>-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82968" calcext:value-type="float">
            <text:p>-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0776" calcext:value-type="float">
            <text:p>-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82968" calcext:value-type="float">
            <text:p>-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3824" calcext:value-type="float">
            <text:p>-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89064" calcext:value-type="float">
            <text:p>-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4304" calcext:value-type="float">
            <text:p>-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3072" calcext:value-type="float">
            <text:p>-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136" calcext:value-type="float">
            <text:p>-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4408" calcext:value-type="float">
            <text:p>-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7456" calcext:value-type="float">
            <text:p>-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4408" calcext:value-type="float">
            <text:p>-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68312" calcext:value-type="float">
            <text:p>-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9648" calcext:value-type="float">
            <text:p>-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4888" calcext:value-type="float">
            <text:p>-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7936" calcext:value-type="float">
            <text:p>-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3232" calcext:value-type="float">
            <text:p>-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5848" calcext:value-type="float">
            <text:p>-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1944" calcext:value-type="float">
            <text:p>-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8896" calcext:value-type="float">
            <text:p>-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4992" calcext:value-type="float">
            <text:p>-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7184" calcext:value-type="float">
            <text:p>-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5472" calcext:value-type="float">
            <text:p>-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14616" calcext:value-type="float">
            <text:p>-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2424" calcext:value-type="float">
            <text:p>-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6328" calcext:value-type="float">
            <text:p>-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5472" calcext:value-type="float">
            <text:p>-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11568" calcext:value-type="float">
            <text:p>-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9376" calcext:value-type="float">
            <text:p>-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5472" calcext:value-type="float">
            <text:p>-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6808" calcext:value-type="float">
            <text:p>-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5952" calcext:value-type="float">
            <text:p>-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2048" calcext:value-type="float">
            <text:p>-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0336" calcext:value-type="float">
            <text:p>-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1672" calcext:value-type="float">
            <text:p>-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6912" calcext:value-type="float">
            <text:p>-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6912" calcext:value-type="float">
            <text:p>-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1672" calcext:value-type="float">
            <text:p>-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6432" calcext:value-type="float">
            <text:p>-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7768" calcext:value-type="float">
            <text:p>-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1672" calcext:value-type="float">
            <text:p>-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9104" calcext:value-type="float">
            <text:p>-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3488" calcext:value-type="float">
            <text:p>-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51776" calcext:value-type="float">
            <text:p>-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54824" calcext:value-type="float">
            <text:p>-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9584" calcext:value-type="float">
            <text:p>-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54824" calcext:value-type="float">
            <text:p>-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85304" calcext:value-type="float">
            <text:p>-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14" calcext:value-type="float">
            <text:p>-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14" calcext:value-type="float">
            <text:p>-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15784" calcext:value-type="float">
            <text:p>-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9312" calcext:value-type="float">
            <text:p>-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3696" calcext:value-type="float">
            <text:p>-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01128" calcext:value-type="float">
            <text:p>-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6368" calcext:value-type="float">
            <text:p>-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0272" calcext:value-type="float">
            <text:p>-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332" calcext:value-type="float">
            <text:p>-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332" calcext:value-type="float">
            <text:p>-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856" calcext:value-type="float">
            <text:p>-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34656" calcext:value-type="float">
            <text:p>-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14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0272" calcext:value-type="float">
            <text:p>-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37704" calcext:value-type="float">
            <text:p>-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9416" calcext:value-type="float">
            <text:p>-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01128" calcext:value-type="float">
            <text:p>-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04176" calcext:value-type="float">
            <text:p>-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2464" calcext:value-type="float">
            <text:p>-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34656" calcext:value-type="float">
            <text:p>-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2464" calcext:value-type="float">
            <text:p>-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34656" calcext:value-type="float">
            <text:p>-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65136" calcext:value-type="float">
            <text:p>-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2568" calcext:value-type="float">
            <text:p>-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6472" calcext:value-type="float">
            <text:p>-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6472" calcext:value-type="float">
            <text:p>-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2568" calcext:value-type="float">
            <text:p>-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10856" calcext:value-type="float">
            <text:p>-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3048" calcext:value-type="float">
            <text:p>-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47432" calcext:value-type="float">
            <text:p>-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90104" calcext:value-type="float">
            <text:p>-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1144" calcext:value-type="float">
            <text:p>-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17536" calcext:value-type="float">
            <text:p>-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32776" calcext:value-type="float">
            <text:p>-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54112" calcext:value-type="float">
            <text:p>-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6304" calcext:value-type="float">
            <text:p>-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24" calcext:value-type="float">
            <text:p>-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5448" calcext:value-type="float">
            <text:p>-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0688" calcext:value-type="float">
            <text:p>-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24216" calcext:value-type="float">
            <text:p>-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66888" calcext:value-type="float">
            <text:p>-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06512" calcext:value-type="float">
            <text:p>-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4004" calcext:value-type="float">
            <text:p>-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43088" calcext:value-type="float">
            <text:p>-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67472" calcext:value-type="float">
            <text:p>-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01" calcext:value-type="float">
            <text:p>-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19288" calcext:value-type="float">
            <text:p>-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28432" calcext:value-type="float">
            <text:p>-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0624" calcext:value-type="float">
            <text:p>-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3296" calcext:value-type="float">
            <text:p>-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3816" calcext:value-type="float">
            <text:p>-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9016" calcext:value-type="float">
            <text:p>-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292" calcext:value-type="float">
            <text:p>-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5968" calcext:value-type="float">
            <text:p>-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62544" calcext:value-type="float">
            <text:p>-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9976" calcext:value-type="float">
            <text:p>-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17408" calcext:value-type="float">
            <text:p>-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6552" calcext:value-type="float">
            <text:p>-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388" calcext:value-type="float">
            <text:p>-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6448" calcext:value-type="float">
            <text:p>-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3816" calcext:value-type="float">
            <text:p>-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9016" calcext:value-type="float">
            <text:p>-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34" calcext:value-type="float">
            <text:p>-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9496" calcext:value-type="float">
            <text:p>-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0352" calcext:value-type="float">
            <text:p>-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9872" calcext:value-type="float">
            <text:p>-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1584" calcext:value-type="float">
            <text:p>-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0248" calcext:value-type="float">
            <text:p>-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292" calcext:value-type="float">
            <text:p>-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0248" calcext:value-type="float">
            <text:p>-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1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10144" calcext:value-type="float">
            <text:p>-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10144" calcext:value-type="float">
            <text:p>-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9768" calcext:value-type="float">
            <text:p>-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4528" calcext:value-type="float">
            <text:p>-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91856" calcext:value-type="float">
            <text:p>-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79664" calcext:value-type="float">
            <text:p>-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82712" calcext:value-type="float">
            <text:p>-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91856" calcext:value-type="float">
            <text:p>-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28432" calcext:value-type="float">
            <text:p>-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58328" calcext:value-type="float">
            <text:p>-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52232" calcext:value-type="float">
            <text:p>-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43088" calcext:value-type="float">
            <text:p>-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64424" calcext:value-type="float">
            <text:p>-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0624" calcext:value-type="float">
            <text:p>-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7052" calcext:value-type="float">
            <text:p>-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46136" calcext:value-type="float">
            <text:p>-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73568" calcext:value-type="float">
            <text:p>-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1624" calcext:value-type="float">
            <text:p>-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04048" calcext:value-type="float">
            <text:p>-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10144" calcext:value-type="float">
            <text:p>-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25384" calcext:value-type="float">
            <text:p>-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9768" calcext:value-type="float">
            <text:p>-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88808" calcext:value-type="float">
            <text:p>-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61376" calcext:value-type="float">
            <text:p>-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18704" calcext:value-type="float">
            <text:p>-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00416" calcext:value-type="float">
            <text:p>-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76616" calcext:value-type="float">
            <text:p>-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13192" calcext:value-type="float">
            <text:p>-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79664" calcext:value-type="float">
            <text:p>-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8576" calcext:value-type="float">
            <text:p>-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74152" calcext:value-type="float">
            <text:p>-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672" calcext:value-type="float">
            <text:p>-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88808" calcext:value-type="float">
            <text:p>-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74152" calcext:value-type="float">
            <text:p>-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44256" calcext:value-type="float">
            <text:p>-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9872" calcext:value-type="float">
            <text:p>-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4632" calcext:value-type="float">
            <text:p>-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32064" calcext:value-type="float">
            <text:p>-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47304" calcext:value-type="float">
            <text:p>-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47304" calcext:value-type="float">
            <text:p>-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388" calcext:value-type="float">
            <text:p>-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0832" calcext:value-type="float">
            <text:p>-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6864" calcext:value-type="float">
            <text:p>-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0352" calcext:value-type="float">
            <text:p>-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6824" calcext:value-type="float">
            <text:p>-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9872" calcext:value-type="float">
            <text:p>-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5968" calcext:value-type="float">
            <text:p>-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65008" calcext:value-type="float">
            <text:p>-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9768" calcext:value-type="float">
            <text:p>-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28432" calcext:value-type="float">
            <text:p>-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79664" calcext:value-type="float">
            <text:p>-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9432" calcext:value-type="float">
            <text:p>-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51648" calcext:value-type="float">
            <text:p>-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51648" calcext:value-type="float">
            <text:p>-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45552" calcext:value-type="float">
            <text:p>-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27264" calcext:value-type="float">
            <text:p>-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05928" calcext:value-type="float">
            <text:p>-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81544" calcext:value-type="float">
            <text:p>-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88224" calcext:value-type="float">
            <text:p>-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72984" calcext:value-type="float">
            <text:p>-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12024" calcext:value-type="float">
            <text:p>-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0688" calcext:value-type="float">
            <text:p>-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54112" calcext:value-type="float">
            <text:p>-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1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1812" calcext:value-type="float">
            <text:p>-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84592" calcext:value-type="float">
            <text:p>-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81544" calcext:value-type="float">
            <text:p>-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21168" calcext:value-type="float">
            <text:p>-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21168" calcext:value-type="float">
            <text:p>-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5716" calcext:value-type="float">
            <text:p>-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6304" calcext:value-type="float">
            <text:p>-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6304" calcext:value-type="float">
            <text:p>-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486" calcext:value-type="float">
            <text:p>-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9352" calcext:value-type="float">
            <text:p>-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38872" calcext:value-type="float">
            <text:p>-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0208" calcext:value-type="float">
            <text:p>-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54112" calcext:value-type="float">
            <text:p>-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6784" calcext:value-type="float">
            <text:p>-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60792" calcext:value-type="float">
            <text:p>-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39456" calcext:value-type="float">
            <text:p>-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27264" calcext:value-type="float">
            <text:p>-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3736" calcext:value-type="float">
            <text:p>-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81544" calcext:value-type="float">
            <text:p>-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3256" calcext:value-type="float">
            <text:p>-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4968" calcext:value-type="float">
            <text:p>-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9728" calcext:value-type="float">
            <text:p>-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02296" calcext:value-type="float">
            <text:p>-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99248" calcext:value-type="float">
            <text:p>-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0584" calcext:value-type="float">
            <text:p>-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51064" calcext:value-type="float">
            <text:p>-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8016" calcext:value-type="float">
            <text:p>-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668" calcext:value-type="float">
            <text:p>-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1144" calcext:value-type="float">
            <text:p>-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05344" calcext:value-type="float">
            <text:p>-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90104" calcext:value-type="float">
            <text:p>-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68768" calcext:value-type="float">
            <text:p>-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32192" calcext:value-type="float">
            <text:p>-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6096" calcext:value-type="float">
            <text:p>-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17536" calcext:value-type="float">
            <text:p>-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3632" calcext:value-type="float">
            <text:p>-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93152" calcext:value-type="float">
            <text:p>-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62672" calcext:value-type="float">
            <text:p>-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38288" calcext:value-type="float">
            <text:p>-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53528" calcext:value-type="float">
            <text:p>-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62672" calcext:value-type="float">
            <text:p>-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16952" calcext:value-type="float">
            <text:p>-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2568" calcext:value-type="float">
            <text:p>-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3524" calcext:value-type="float">
            <text:p>-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3048" calcext:value-type="float">
            <text:p>-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5048" calcext:value-type="float">
            <text:p>-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84008" calcext:value-type="float">
            <text:p>-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5048" calcext:value-type="float">
            <text:p>-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3048" calcext:value-type="float">
            <text:p>-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10856" calcext:value-type="float">
            <text:p>-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16952" calcext:value-type="float">
            <text:p>-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6096" calcext:value-type="float">
            <text:p>-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44384" calcext:value-type="float">
            <text:p>-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6572" calcext:value-type="float">
            <text:p>-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20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17536" calcext:value-type="float">
            <text:p>-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84008" calcext:value-type="float">
            <text:p>-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6572" calcext:value-type="float">
            <text:p>-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53528" calcext:value-type="float">
            <text:p>-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77912" calcext:value-type="float">
            <text:p>-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87056" calcext:value-type="float">
            <text:p>-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962" calcext:value-type="float">
            <text:p>-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56576" calcext:value-type="float">
            <text:p>-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62672" calcext:value-type="float">
            <text:p>-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62672" calcext:value-type="float">
            <text:p>-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9144" calcext:value-type="float">
            <text:p>-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0476" calcext:value-type="float">
            <text:p>-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3048" calcext:value-type="float">
            <text:p>-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3048" calcext:value-type="float">
            <text:p>-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16952" calcext:value-type="float">
            <text:p>-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5616" calcext:value-type="float">
            <text:p>-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6472" calcext:value-type="float">
            <text:p>-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2568" calcext:value-type="float">
            <text:p>-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0376" calcext:value-type="float">
            <text:p>-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71232" calcext:value-type="float">
            <text:p>-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0376" calcext:value-type="float">
            <text:p>-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0376" calcext:value-type="float">
            <text:p>-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2568" calcext:value-type="float">
            <text:p>-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6472" calcext:value-type="float">
            <text:p>-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5616" calcext:value-type="float">
            <text:p>-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23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16952" calcext:value-type="float">
            <text:p>-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10856" calcext:value-type="float">
            <text:p>-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8664" calcext:value-type="float">
            <text:p>-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71232" calcext:value-type="float">
            <text:p>-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38" calcext:value-type="float">
            <text:p>-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856" calcext:value-type="float">
            <text:p>-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9896" calcext:value-type="float">
            <text:p>-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68184" calcext:value-type="float">
            <text:p>-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01712" calcext:value-type="float">
            <text:p>-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5616" calcext:value-type="float">
            <text:p>-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952" calcext:value-type="float">
            <text:p>-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0376" calcext:value-type="float">
            <text:p>-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71232" calcext:value-type="float">
            <text:p>-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68768" calcext:value-type="float">
            <text:p>-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3048" calcext:value-type="float">
            <text:p>-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07808" calcext:value-type="float">
            <text:p>-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3424" calcext:value-type="float">
            <text:p>-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6848" calcext:value-type="float">
            <text:p>-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856" calcext:value-type="float">
            <text:p>-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5512" calcext:value-type="float">
            <text:p>-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38" calcext:value-type="float">
            <text:p>-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62088" calcext:value-type="float">
            <text:p>-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2944" calcext:value-type="float">
            <text:p>-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0752" calcext:value-type="float">
            <text:p>-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38" calcext:value-type="float">
            <text:p>-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0752" calcext:value-type="float">
            <text:p>-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5616" calcext:value-type="float">
            <text:p>-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8664" calcext:value-type="float">
            <text:p>-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34656" calcext:value-type="float">
            <text:p>-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2464" calcext:value-type="float">
            <text:p>-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5512" calcext:value-type="float">
            <text:p>-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31608" calcext:value-type="float">
            <text:p>-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856" calcext:value-type="float">
            <text:p>-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37704" calcext:value-type="float">
            <text:p>-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5512" calcext:value-type="float">
            <text:p>-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9808" calcext:value-type="float">
            <text:p>-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6744" calcext:value-type="float">
            <text:p>-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9792" calcext:value-type="float">
            <text:p>-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6744" calcext:value-type="float">
            <text:p>-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64552" calcext:value-type="float">
            <text:p>-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3216" calcext:value-type="float">
            <text:p>-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24928" calcext:value-type="float">
            <text:p>-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7496" calcext:value-type="float">
            <text:p>-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3112" calcext:value-type="float">
            <text:p>-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9584" calcext:value-type="float">
            <text:p>-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3488" calcext:value-type="float">
            <text:p>-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4568" calcext:value-type="float">
            <text:p>-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7392" calcext:value-type="float">
            <text:p>-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0816" calcext:value-type="float">
            <text:p>-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948" calcext:value-type="float">
            <text:p>-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7288" calcext:value-type="float">
            <text:p>-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6432" calcext:value-type="float">
            <text:p>-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3384" calcext:value-type="float">
            <text:p>-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2904" calcext:value-type="float">
            <text:p>-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852" calcext:value-type="float">
            <text:p>-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328" calcext:value-type="float">
            <text:p>-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0232" calcext:value-type="float">
            <text:p>-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1088" calcext:value-type="float">
            <text:p>-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8896" calcext:value-type="float">
            <text:p>-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5848" calcext:value-type="float">
            <text:p>-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756" calcext:value-type="float">
            <text:p>-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35368" calcext:value-type="float">
            <text:p>-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4512" calcext:value-type="float">
            <text:p>-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756" calcext:value-type="float">
            <text:p>-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804" calcext:value-type="float">
            <text:p>-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28" calcext:value-type="float">
            <text:p>-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28" calcext:value-type="float">
            <text:p>-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3656" calcext:value-type="float">
            <text:p>-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38416" calcext:value-type="float">
            <text:p>-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1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65264" calcext:value-type="float">
            <text:p>-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35368" calcext:value-type="float">
            <text:p>-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708" calcext:value-type="float">
            <text:p>-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9648" calcext:value-type="float">
            <text:p>-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136" calcext:value-type="float">
            <text:p>-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7456" calcext:value-type="float">
            <text:p>-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92696" calcext:value-type="float">
            <text:p>-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6224" calcext:value-type="float">
            <text:p>-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0984" calcext:value-type="float">
            <text:p>-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136" calcext:value-type="float">
            <text:p>-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6976" calcext:value-type="float">
            <text:p>-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6468" calcext:value-type="float">
            <text:p>-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6468" calcext:value-type="float">
            <text:p>-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342" calcext:value-type="float">
            <text:p>-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342" calcext:value-type="float">
            <text:p>-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8104" calcext:value-type="float">
            <text:p>-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342" calcext:value-type="float">
            <text:p>-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896" calcext:value-type="float">
            <text:p>-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5056" calcext:value-type="float">
            <text:p>-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2864" calcext:value-type="float">
            <text:p>-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372" calcext:value-type="float">
            <text:p>-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324" calcext:value-type="float">
            <text:p>-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9336" calcext:value-type="float">
            <text:p>-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6768" calcext:value-type="float">
            <text:p>-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6768" calcext:value-type="float">
            <text:p>-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848" calcext:value-type="float">
            <text:p>-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0192" calcext:value-type="float">
            <text:p>-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0192" calcext:value-type="float">
            <text:p>-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4096" calcext:value-type="float">
            <text:p>-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1048" calcext:value-type="float">
            <text:p>-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0192" calcext:value-type="float">
            <text:p>-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9336" calcext:value-type="float">
            <text:p>-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2384" calcext:value-type="float">
            <text:p>-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1528" calcext:value-type="float">
            <text:p>-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342" calcext:value-type="float">
            <text:p>-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5536" calcext:value-type="float">
            <text:p>-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0296" calcext:value-type="float">
            <text:p>-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3344" calcext:value-type="float">
            <text:p>-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3344" calcext:value-type="float">
            <text:p>-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3824" calcext:value-type="float">
            <text:p>-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1256" calcext:value-type="float">
            <text:p>-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9544" calcext:value-type="float">
            <text:p>-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3448" calcext:value-type="float">
            <text:p>-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7352" calcext:value-type="float">
            <text:p>-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6496" calcext:value-type="float">
            <text:p>-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8688" calcext:value-type="float">
            <text:p>-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04" calcext:value-type="float">
            <text:p>-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7352" calcext:value-type="float">
            <text:p>-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65264" calcext:value-type="float">
            <text:p>-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0984" calcext:value-type="float">
            <text:p>-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3176" calcext:value-type="float">
            <text:p>-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9272" calcext:value-type="float">
            <text:p>-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9272" calcext:value-type="float">
            <text:p>-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756" calcext:value-type="float">
            <text:p>-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3232" calcext:value-type="float">
            <text:p>-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6704" calcext:value-type="float">
            <text:p>-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0608" calcext:value-type="float">
            <text:p>-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4136" calcext:value-type="float">
            <text:p>-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376" calcext:value-type="float">
            <text:p>-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5096" calcext:value-type="float">
            <text:p>-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75576" calcext:value-type="float">
            <text:p>-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7392" calcext:value-type="float">
            <text:p>-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3112" calcext:value-type="float">
            <text:p>-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13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42632" calcext:value-type="float">
            <text:p>-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18832" calcext:value-type="float">
            <text:p>-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58456" calcext:value-type="float">
            <text:p>-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9808" calcext:value-type="float">
            <text:p>-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332" calcext:value-type="float">
            <text:p>-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9416" calcext:value-type="float">
            <text:p>-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38" calcext:value-type="float">
            <text:p>-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2944" calcext:value-type="float">
            <text:p>-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5992" calcext:value-type="float">
            <text:p>-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68184" calcext:value-type="float">
            <text:p>-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3424" calcext:value-type="float">
            <text:p>-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0376" calcext:value-type="float">
            <text:p>-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952" calcext:value-type="float">
            <text:p>-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07808" calcext:value-type="float">
            <text:p>-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44384" calcext:value-type="float">
            <text:p>-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68768" calcext:value-type="float">
            <text:p>-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93152" calcext:value-type="float">
            <text:p>-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14488" calcext:value-type="float">
            <text:p>-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32776" calcext:value-type="float">
            <text:p>-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9728" calcext:value-type="float">
            <text:p>-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4968" calcext:value-type="float">
            <text:p>-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38872" calcext:value-type="float">
            <text:p>-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8016" calcext:value-type="float">
            <text:p>-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54112" calcext:value-type="float">
            <text:p>-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3256" calcext:value-type="float">
            <text:p>-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51064" calcext:value-type="float">
            <text:p>-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35824" calcext:value-type="float">
            <text:p>-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51064" calcext:value-type="float">
            <text:p>-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24" calcext:value-type="float">
            <text:p>-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5448" calcext:value-type="float">
            <text:p>-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8496" calcext:value-type="float">
            <text:p>-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9728" calcext:value-type="float">
            <text:p>-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192" calcext:value-type="float">
            <text:p>-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81544" calcext:value-type="float">
            <text:p>-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5448" calcext:value-type="float">
            <text:p>-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8496" calcext:value-type="float">
            <text:p>-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3736" calcext:value-type="float">
            <text:p>-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21168" calcext:value-type="float">
            <text:p>-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15072" calcext:value-type="float">
            <text:p>-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24216" calcext:value-type="float">
            <text:p>-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39456" calcext:value-type="float">
            <text:p>-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6384" calcext:value-type="float">
            <text:p>-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82128" calcext:value-type="float">
            <text:p>-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9432" calcext:value-type="float">
            <text:p>-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85176" calcext:value-type="float">
            <text:p>-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76032" calcext:value-type="float">
            <text:p>-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66888" calcext:value-type="float">
            <text:p>-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69936" calcext:value-type="float">
            <text:p>-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97368" calcext:value-type="float">
            <text:p>-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12608" calcext:value-type="float">
            <text:p>-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1752" calcext:value-type="float">
            <text:p>-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48" calcext:value-type="float">
            <text:p>-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58328" calcext:value-type="float">
            <text:p>-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82712" calcext:value-type="float">
            <text:p>-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94904" calcext:value-type="float">
            <text:p>-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97952" calcext:value-type="float">
            <text:p>-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94904" calcext:value-type="float">
            <text:p>-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67472" calcext:value-type="float">
            <text:p>-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73568" calcext:value-type="float">
            <text:p>-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91856" calcext:value-type="float">
            <text:p>-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82712" calcext:value-type="float">
            <text:p>-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5528" calcext:value-type="float">
            <text:p>-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91856" calcext:value-type="float">
            <text:p>-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9392" calcext:value-type="float">
            <text:p>-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3672" calcext:value-type="float">
            <text:p>-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1624" calcext:value-type="float">
            <text:p>-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07096" calcext:value-type="float">
            <text:p>-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148" calcext:value-type="float">
            <text:p>-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672" calcext:value-type="float">
            <text:p>-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52816" calcext:value-type="float">
            <text:p>-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71104" calcext:value-type="float">
            <text:p>-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9016" calcext:value-type="float">
            <text:p>-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74152" calcext:value-type="float">
            <text:p>-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3672" calcext:value-type="float">
            <text:p>-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7576" calcext:value-type="float">
            <text:p>-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0624" calcext:value-type="float">
            <text:p>-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672" calcext:value-type="float">
            <text:p>-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244" calcext:value-type="float">
            <text:p>-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5488" calcext:value-type="float">
            <text:p>-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26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4632" calcext:value-type="float">
            <text:p>-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65008" calcext:value-type="float">
            <text:p>-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74152" calcext:value-type="float">
            <text:p>-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292" calcext:value-type="float">
            <text:p>-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65008" calcext:value-type="float">
            <text:p>-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25384" calcext:value-type="float">
            <text:p>-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25384" calcext:value-type="float">
            <text:p>-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25384" calcext:value-type="float">
            <text:p>-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3296" calcext:value-type="float">
            <text:p>-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8536" calcext:value-type="float">
            <text:p>-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3296" calcext:value-type="float">
            <text:p>-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58912" calcext:value-type="float">
            <text:p>-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672" calcext:value-type="float">
            <text:p>-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68056" calcext:value-type="float">
            <text:p>-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52816" calcext:value-type="float">
            <text:p>-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7576" calcext:value-type="float">
            <text:p>-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1584" calcext:value-type="float">
            <text:p>-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44256" calcext:value-type="float">
            <text:p>-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1584" calcext:value-type="float">
            <text:p>-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0728" calcext:value-type="float">
            <text:p>-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41208" calcext:value-type="float">
            <text:p>-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0248" calcext:value-type="float">
            <text:p>-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55864" calcext:value-type="float">
            <text:p>-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58912" calcext:value-type="float">
            <text:p>-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65008" calcext:value-type="float">
            <text:p>-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672" calcext:value-type="float">
            <text:p>-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22336" calcext:value-type="float">
            <text:p>-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244" calcext:value-type="float">
            <text:p>-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1584" calcext:value-type="float">
            <text:p>-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244" calcext:value-type="float">
            <text:p>-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4632" calcext:value-type="float">
            <text:p>-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65592" calcext:value-type="float">
            <text:p>-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11312" calcext:value-type="float">
            <text:p>-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71688" calcext:value-type="float">
            <text:p>-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9016" calcext:value-type="float">
            <text:p>-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35112" calcext:value-type="float">
            <text:p>-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62544" calcext:value-type="float">
            <text:p>-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74736" calcext:value-type="float">
            <text:p>-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6864" calcext:value-type="float">
            <text:p>-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32064" calcext:value-type="float">
            <text:p>-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244" calcext:value-type="float">
            <text:p>-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58912" calcext:value-type="float">
            <text:p>-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6344" calcext:value-type="float">
            <text:p>-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5968" calcext:value-type="float">
            <text:p>-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58912" calcext:value-type="float">
            <text:p>-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01" calcext:value-type="float">
            <text:p>-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61376" calcext:value-type="float">
            <text:p>-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1752" calcext:value-type="float">
            <text:p>-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18704" calcext:value-type="float">
            <text:p>-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01" calcext:value-type="float">
            <text:p>-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19288" calcext:value-type="float">
            <text:p>-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94904" calcext:value-type="float">
            <text:p>-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00416" calcext:value-type="float">
            <text:p>-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66888" calcext:value-type="float">
            <text:p>-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24216" calcext:value-type="float">
            <text:p>-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3336" calcext:value-type="float">
            <text:p>-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21168" calcext:value-type="float">
            <text:p>-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12024" calcext:value-type="float">
            <text:p>-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45552" calcext:value-type="float">
            <text:p>-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39456" calcext:value-type="float">
            <text:p>-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9832" calcext:value-type="float">
            <text:p>-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1812" calcext:value-type="float">
            <text:p>-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05928" calcext:value-type="float">
            <text:p>-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6304" calcext:value-type="float">
            <text:p>-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22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32776" calcext:value-type="float">
            <text:p>-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99248" calcext:value-type="float">
            <text:p>-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4968" calcext:value-type="float">
            <text:p>-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08976" calcext:value-type="float">
            <text:p>-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9352" calcext:value-type="float">
            <text:p>-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9728" calcext:value-type="float">
            <text:p>-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12024" calcext:value-type="float">
            <text:p>-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3256" calcext:value-type="float">
            <text:p>-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17536" calcext:value-type="float">
            <text:p>-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9352" calcext:value-type="float">
            <text:p>-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8764" calcext:value-type="float">
            <text:p>-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99248" calcext:value-type="float">
            <text:p>-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02296" calcext:value-type="float">
            <text:p>-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54112" calcext:value-type="float">
            <text:p>-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38288" calcext:value-type="float">
            <text:p>-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44384" calcext:value-type="float">
            <text:p>-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9728" calcext:value-type="float">
            <text:p>-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38288" calcext:value-type="float">
            <text:p>-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9144" calcext:value-type="float">
            <text:p>-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0476" calcext:value-type="float">
            <text:p>-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5992" calcext:value-type="float">
            <text:p>-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6848" calcext:value-type="float">
            <text:p>-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6368" calcext:value-type="float">
            <text:p>-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9416" calcext:value-type="float">
            <text:p>-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0752" calcext:value-type="float">
            <text:p>-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68184" calcext:value-type="float">
            <text:p>-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68184" calcext:value-type="float">
            <text:p>-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77328" calcext:value-type="float">
            <text:p>-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856" calcext:value-type="float">
            <text:p>-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6744" calcext:value-type="float">
            <text:p>-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24928" calcext:value-type="float">
            <text:p>-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3592" calcext:value-type="float">
            <text:p>-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616" calcext:value-type="float">
            <text:p>-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67016" calcext:value-type="float">
            <text:p>-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88352" calcext:value-type="float">
            <text:p>-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0648" calcext:value-type="float">
            <text:p>-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7428" calcext:value-type="float">
            <text:p>-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9688" calcext:value-type="float">
            <text:p>-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48728" calcext:value-type="float">
            <text:p>-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1296" calcext:value-type="float">
            <text:p>-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6056" calcext:value-type="float">
            <text:p>-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6912" calcext:value-type="float">
            <text:p>-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4568" calcext:value-type="float">
            <text:p>-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0544" calcext:value-type="float">
            <text:p>-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48728" calcext:value-type="float">
            <text:p>-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1296" calcext:value-type="float">
            <text:p>-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996" calcext:value-type="float">
            <text:p>-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6056" calcext:value-type="float">
            <text:p>-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1296" calcext:value-type="float">
            <text:p>-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044" calcext:value-type="float">
            <text:p>-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044" calcext:value-type="float">
            <text:p>-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9104" calcext:value-type="float">
            <text:p>-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3864" calcext:value-type="float">
            <text:p>-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7288" calcext:value-type="float">
            <text:p>-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5952" calcext:value-type="float">
            <text:p>-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9" calcext:value-type="float">
            <text:p>-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78624" calcext:value-type="float">
            <text:p>-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6912" calcext:value-type="float">
            <text:p>-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9" calcext:value-type="float">
            <text:p>-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6808" calcext:value-type="float">
            <text:p>-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2904" calcext:value-type="float">
            <text:p>-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7288" calcext:value-type="float">
            <text:p>-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424" calcext:value-type="float">
            <text:p>-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8144" calcext:value-type="float">
            <text:p>-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1672" calcext:value-type="float">
            <text:p>-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9104" calcext:value-type="float">
            <text:p>-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6912" calcext:value-type="float">
            <text:p>-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1192" calcext:value-type="float">
            <text:p>-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2048" calcext:value-type="float">
            <text:p>-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6808" calcext:value-type="float">
            <text:p>-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376" calcext:value-type="float">
            <text:p>-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0712" calcext:value-type="float">
            <text:p>-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5952" calcext:value-type="float">
            <text:p>-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5096" calcext:value-type="float">
            <text:p>-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1192" calcext:value-type="float">
            <text:p>-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472" calcext:value-type="float">
            <text:p>-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996" calcext:value-type="float">
            <text:p>-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2152" calcext:value-type="float">
            <text:p>-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4344" calcext:value-type="float">
            <text:p>-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3008" calcext:value-type="float">
            <text:p>-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75576" calcext:value-type="float">
            <text:p>-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72528" calcext:value-type="float">
            <text:p>-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044" calcext:value-type="float">
            <text:p>-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3592" calcext:value-type="float">
            <text:p>-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3592" calcext:value-type="float">
            <text:p>-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88352" calcext:value-type="float">
            <text:p>-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85304" calcext:value-type="float">
            <text:p>-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88352" calcext:value-type="float">
            <text:p>-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7496" calcext:value-type="float">
            <text:p>-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4448" calcext:value-type="float">
            <text:p>-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3592" calcext:value-type="float">
            <text:p>-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15784" calcext:value-type="float">
            <text:p>-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0168" calcext:value-type="float">
            <text:p>-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55408" calcext:value-type="float">
            <text:p>-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0648" calcext:value-type="float">
            <text:p>-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3592" calcext:value-type="float">
            <text:p>-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0064" calcext:value-type="float">
            <text:p>-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3112" calcext:value-type="float">
            <text:p>-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4448" calcext:value-type="float">
            <text:p>-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14" calcext:value-type="float">
            <text:p>-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3112" calcext:value-type="float">
            <text:p>-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67016" calcext:value-type="float">
            <text:p>-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9584" calcext:value-type="float">
            <text:p>-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5952" calcext:value-type="float">
            <text:p>-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852" calcext:value-type="float">
            <text:p>-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7184" calcext:value-type="float">
            <text:p>-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1944" calcext:value-type="float">
            <text:p>-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8896" calcext:value-type="float">
            <text:p>-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9752" calcext:value-type="float">
            <text:p>-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0608" calcext:value-type="float">
            <text:p>-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4512" calcext:value-type="float">
            <text:p>-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1464" calcext:value-type="float">
            <text:p>-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38416" calcext:value-type="float">
            <text:p>-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9272" calcext:value-type="float">
            <text:p>-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3232" calcext:value-type="float">
            <text:p>-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9272" calcext:value-type="float">
            <text:p>-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0128" calcext:value-type="float">
            <text:p>-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98792" calcext:value-type="float">
            <text:p>-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9168" calcext:value-type="float">
            <text:p>-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25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2592" calcext:value-type="float">
            <text:p>-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136" calcext:value-type="float">
            <text:p>-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3552" calcext:value-type="float">
            <text:p>-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68312" calcext:value-type="float">
            <text:p>-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4784" calcext:value-type="float">
            <text:p>-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4784" calcext:value-type="float">
            <text:p>-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7832" calcext:value-type="float">
            <text:p>-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62216" calcext:value-type="float">
            <text:p>-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4408" calcext:value-type="float">
            <text:p>-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6976" calcext:value-type="float">
            <text:p>-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6976" calcext:value-type="float">
            <text:p>-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3928" calcext:value-type="float">
            <text:p>-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088" calcext:value-type="float">
            <text:p>-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2592" calcext:value-type="float">
            <text:p>-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9544" calcext:value-type="float">
            <text:p>-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4784" calcext:value-type="float">
            <text:p>-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0024" calcext:value-type="float">
            <text:p>-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3072" calcext:value-type="float">
            <text:p>-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7456" calcext:value-type="float">
            <text:p>-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68312" calcext:value-type="float">
            <text:p>-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9168" calcext:value-type="float">
            <text:p>-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7456" calcext:value-type="float">
            <text:p>-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3552" calcext:value-type="float">
            <text:p>-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7456" calcext:value-type="float">
            <text:p>-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136" calcext:value-type="float">
            <text:p>-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95744" calcext:value-type="float">
            <text:p>-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3656" calcext:value-type="float">
            <text:p>-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0984" calcext:value-type="float">
            <text:p>-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708" calcext:value-type="float">
            <text:p>-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0128" calcext:value-type="float">
            <text:p>-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3176" calcext:value-type="float">
            <text:p>-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7936" calcext:value-type="float">
            <text:p>-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0984" calcext:value-type="float">
            <text:p>-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0984" calcext:value-type="float">
            <text:p>-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184" calcext:value-type="float">
            <text:p>-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0504" calcext:value-type="float">
            <text:p>-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7456" calcext:value-type="float">
            <text:p>-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0984" calcext:value-type="float">
            <text:p>-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7936" calcext:value-type="float">
            <text:p>-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4888" calcext:value-type="float">
            <text:p>-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184" calcext:value-type="float">
            <text:p>-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95744" calcext:value-type="float">
            <text:p>-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0984" calcext:value-type="float">
            <text:p>-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35368" calcext:value-type="float">
            <text:p>-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0608" calcext:value-type="float">
            <text:p>-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9752" calcext:value-type="float">
            <text:p>-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8896" calcext:value-type="float">
            <text:p>-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28" calcext:value-type="float">
            <text:p>-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6704" calcext:value-type="float">
            <text:p>-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9752" calcext:value-type="float">
            <text:p>-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4992" calcext:value-type="float">
            <text:p>-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5848" calcext:value-type="float">
            <text:p>-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28" calcext:value-type="float">
            <text:p>-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4992" calcext:value-type="float">
            <text:p>-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5848" calcext:value-type="float">
            <text:p>-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9752" calcext:value-type="float">
            <text:p>-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0608" calcext:value-type="float">
            <text:p>-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4512" calcext:value-type="float">
            <text:p>-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0128" calcext:value-type="float">
            <text:p>-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708" calcext:value-type="float">
            <text:p>-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2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0984" calcext:value-type="float">
            <text:p>-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756" calcext:value-type="float">
            <text:p>-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35368" calcext:value-type="float">
            <text:p>-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0608" calcext:value-type="float">
            <text:p>-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28" calcext:value-type="float">
            <text:p>-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328" calcext:value-type="float">
            <text:p>-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5472" calcext:value-type="float">
            <text:p>-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1944" calcext:value-type="float">
            <text:p>-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9752" calcext:value-type="float">
            <text:p>-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804" calcext:value-type="float">
            <text:p>-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1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4136" calcext:value-type="float">
            <text:p>-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1944" calcext:value-type="float">
            <text:p>-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8896" calcext:value-type="float">
            <text:p>-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1944" calcext:value-type="float">
            <text:p>-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1088" calcext:value-type="float">
            <text:p>-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4992" calcext:value-type="float">
            <text:p>-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4136" calcext:value-type="float">
            <text:p>-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4992" calcext:value-type="float">
            <text:p>-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0232" calcext:value-type="float">
            <text:p>-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852" calcext:value-type="float">
            <text:p>-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9376" calcext:value-type="float">
            <text:p>-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5472" calcext:value-type="float">
            <text:p>-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6328" calcext:value-type="float">
            <text:p>-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2424" calcext:value-type="float">
            <text:p>-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11568" calcext:value-type="float">
            <text:p>-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2904" calcext:value-type="float">
            <text:p>-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9" calcext:value-type="float">
            <text:p>-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8144" calcext:value-type="float">
            <text:p>-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7288" calcext:value-type="float">
            <text:p>-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1672" calcext:value-type="float">
            <text:p>-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1672" calcext:value-type="float">
            <text:p>-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3864" calcext:value-type="float">
            <text:p>-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472" calcext:value-type="float">
            <text:p>-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424" calcext:value-type="float">
            <text:p>-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424" calcext:value-type="float">
            <text:p>-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3384" calcext:value-type="float">
            <text:p>-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7768" calcext:value-type="float">
            <text:p>-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1672" calcext:value-type="float">
            <text:p>-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6432" calcext:value-type="float">
            <text:p>-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72528" calcext:value-type="float">
            <text:p>-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8144" calcext:value-type="float">
            <text:p>-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2048" calcext:value-type="float">
            <text:p>-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376" calcext:value-type="float">
            <text:p>-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8144" calcext:value-type="float">
            <text:p>-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75576" calcext:value-type="float">
            <text:p>-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3864" calcext:value-type="float">
            <text:p>-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3008" calcext:value-type="float">
            <text:p>-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996" calcext:value-type="float">
            <text:p>-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7392" calcext:value-type="float">
            <text:p>-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54824" calcext:value-type="float">
            <text:p>-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63968" calcext:value-type="float">
            <text:p>-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0064" calcext:value-type="float">
            <text:p>-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4448" calcext:value-type="float">
            <text:p>-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15784" calcext:value-type="float">
            <text:p>-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3712" calcext:value-type="float">
            <text:p>-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18832" calcext:value-type="float">
            <text:p>-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7496" calcext:value-type="float">
            <text:p>-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88352" calcext:value-type="float">
            <text:p>-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7496" calcext:value-type="float">
            <text:p>-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88352" calcext:value-type="float">
            <text:p>-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63968" calcext:value-type="float">
            <text:p>-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9208" calcext:value-type="float">
            <text:p>-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14" calcext:value-type="float">
            <text:p>-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85304" calcext:value-type="float">
            <text:p>-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0064" calcext:value-type="float">
            <text:p>-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0064" calcext:value-type="float">
            <text:p>-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57872" calcext:value-type="float">
            <text:p>-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48728" calcext:value-type="float">
            <text:p>-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48728" calcext:value-type="float">
            <text:p>-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51776" calcext:value-type="float">
            <text:p>-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18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0544" calcext:value-type="float">
            <text:p>-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3592" calcext:value-type="float">
            <text:p>-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12736" calcext:value-type="float">
            <text:p>-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82256" calcext:value-type="float">
            <text:p>-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7496" calcext:value-type="float">
            <text:p>-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664" calcext:value-type="float">
            <text:p>-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12736" calcext:value-type="float">
            <text:p>-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34072" calcext:value-type="float">
            <text:p>-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6264" calcext:value-type="float">
            <text:p>-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5236" calcext:value-type="float">
            <text:p>-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61504" calcext:value-type="float">
            <text:p>-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6264" calcext:value-type="float">
            <text:p>-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3216" calcext:value-type="float">
            <text:p>-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6744" calcext:value-type="float">
            <text:p>-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6368" calcext:value-type="float">
            <text:p>-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37704" calcext:value-type="float">
            <text:p>-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6848" calcext:value-type="float">
            <text:p>-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5992" calcext:value-type="float">
            <text:p>-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0476" calcext:value-type="float">
            <text:p>-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952" calcext:value-type="float">
            <text:p>-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0376" calcext:value-type="float">
            <text:p>-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68184" calcext:value-type="float">
            <text:p>-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65136" calcext:value-type="float">
            <text:p>-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5992" calcext:value-type="float">
            <text:p>-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34656" calcext:value-type="float">
            <text:p>-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37704" calcext:value-type="float">
            <text:p>-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332" calcext:value-type="float">
            <text:p>-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676" calcext:value-type="float">
            <text:p>-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6264" calcext:value-type="float">
            <text:p>-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64552" calcext:value-type="float">
            <text:p>-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9808" calcext:value-type="float">
            <text:p>-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6368" calcext:value-type="float">
            <text:p>-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5512" calcext:value-type="float">
            <text:p>-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9416" calcext:value-type="float">
            <text:p>-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6848" calcext:value-type="float">
            <text:p>-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9896" calcext:value-type="float">
            <text:p>-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332" calcext:value-type="float">
            <text:p>-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91984" calcext:value-type="float">
            <text:p>-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04176" calcext:value-type="float">
            <text:p>-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9416" calcext:value-type="float">
            <text:p>-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856" calcext:value-type="float">
            <text:p>-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332" calcext:value-type="float">
            <text:p>-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0272" calcext:value-type="float">
            <text:p>-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5512" calcext:value-type="float">
            <text:p>-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38" calcext:value-type="float">
            <text:p>-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5992" calcext:value-type="float">
            <text:p>-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71232" calcext:value-type="float">
            <text:p>-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0376" calcext:value-type="float">
            <text:p>-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904" calcext:value-type="float">
            <text:p>-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65136" calcext:value-type="float">
            <text:p>-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2568" calcext:value-type="float">
            <text:p>-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3048" calcext:value-type="float">
            <text:p>-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41336" calcext:value-type="float">
            <text:p>-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59624" calcext:value-type="float">
            <text:p>-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77912" calcext:value-type="float">
            <text:p>-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77912" calcext:value-type="float">
            <text:p>-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5048" calcext:value-type="float">
            <text:p>-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53528" calcext:value-type="float">
            <text:p>-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47432" calcext:value-type="float">
            <text:p>-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53528" calcext:value-type="float">
            <text:p>-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68768" calcext:value-type="float">
            <text:p>-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17536" calcext:value-type="float">
            <text:p>-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3632" calcext:value-type="float">
            <text:p>-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77912" calcext:value-type="float">
            <text:p>-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68768" calcext:value-type="float">
            <text:p>-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962" calcext:value-type="float">
            <text:p>-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0208" calcext:value-type="float">
            <text:p>-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5448" calcext:value-type="float">
            <text:p>-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9352" calcext:value-type="float">
            <text:p>-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10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0288" calcext:value-type="float">
            <text:p>-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9728" calcext:value-type="float">
            <text:p>-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51064" calcext:value-type="float">
            <text:p>-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0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21168" calcext:value-type="float">
            <text:p>-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9832" calcext:value-type="float">
            <text:p>-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3736" calcext:value-type="float">
            <text:p>-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57744" calcext:value-type="float">
            <text:p>-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00416" calcext:value-type="float">
            <text:p>-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85176" calcext:value-type="float">
            <text:p>-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82128" calcext:value-type="float">
            <text:p>-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48" calcext:value-type="float">
            <text:p>-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4004" calcext:value-type="float">
            <text:p>-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33944" calcext:value-type="float">
            <text:p>-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1752" calcext:value-type="float">
            <text:p>-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30896" calcext:value-type="float">
            <text:p>-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7052" calcext:value-type="float">
            <text:p>-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1624" calcext:value-type="float">
            <text:p>-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52816" calcext:value-type="float">
            <text:p>-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6196" calcext:value-type="float">
            <text:p>-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0624" calcext:value-type="float">
            <text:p>-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01" calcext:value-type="float">
            <text:p>-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8536" calcext:value-type="float">
            <text:p>-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3776" calcext:value-type="float">
            <text:p>-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47304" calcext:value-type="float">
            <text:p>-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1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6864" calcext:value-type="float">
            <text:p>-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62544" calcext:value-type="float">
            <text:p>-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912" calcext:value-type="float">
            <text:p>-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65592" calcext:value-type="float">
            <text:p>-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6824" calcext:value-type="float">
            <text:p>-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9392" calcext:value-type="float">
            <text:p>-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52816" calcext:value-type="float">
            <text:p>-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22336" calcext:value-type="float">
            <text:p>-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4528" calcext:value-type="float">
            <text:p>-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19288" calcext:value-type="float">
            <text:p>-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52232" calcext:value-type="float">
            <text:p>-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94904" calcext:value-type="float">
            <text:p>-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97952" calcext:value-type="float">
            <text:p>-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2-0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30896" calcext:value-type="float">
            <text:p>-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46136" calcext:value-type="float">
            <text:p>-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7848" calcext:value-type="float">
            <text:p>-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69936" calcext:value-type="float">
            <text:p>-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3736" calcext:value-type="float">
            <text:p>-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24" calcext:value-type="float">
            <text:p>-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0288" calcext:value-type="float">
            <text:p>-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54696" calcext:value-type="float">
            <text:p>-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51064" calcext:value-type="float">
            <text:p>-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9352" calcext:value-type="float">
            <text:p>-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39456" calcext:value-type="float">
            <text:p>-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51064" calcext:value-type="float">
            <text:p>-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6304" calcext:value-type="float">
            <text:p>-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0288" calcext:value-type="float">
            <text:p>-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0688" calcext:value-type="float">
            <text:p>-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0288" calcext:value-type="float">
            <text:p>-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9352" calcext:value-type="float">
            <text:p>-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51064" calcext:value-type="float">
            <text:p>-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0208" calcext:value-type="float">
            <text:p>-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08976" calcext:value-type="float">
            <text:p>-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0688" calcext:value-type="float">
            <text:p>-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5448" calcext:value-type="float">
            <text:p>-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5448" calcext:value-type="float">
            <text:p>-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24" calcext:value-type="float">
            <text:p>-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4968" calcext:value-type="float">
            <text:p>-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17536" calcext:value-type="float">
            <text:p>-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0584" calcext:value-type="float">
            <text:p>-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0208" calcext:value-type="float">
            <text:p>-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5448" calcext:value-type="float">
            <text:p>-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3256" calcext:value-type="float">
            <text:p>-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35824" calcext:value-type="float">
            <text:p>-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5716" calcext:value-type="float">
            <text:p>-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81544" calcext:value-type="float">
            <text:p>-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8016" calcext:value-type="float">
            <text:p>-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05344" calcext:value-type="float">
            <text:p>-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05344" calcext:value-type="float">
            <text:p>-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1144" calcext:value-type="float">
            <text:p>-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17536" calcext:value-type="float">
            <text:p>-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3632" calcext:value-type="float">
            <text:p>-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0584" calcext:value-type="float">
            <text:p>-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0288" calcext:value-type="float">
            <text:p>-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39456" calcext:value-type="float">
            <text:p>-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08976" calcext:value-type="float">
            <text:p>-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6304" calcext:value-type="float">
            <text:p>-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38872" calcext:value-type="float">
            <text:p>-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4968" calcext:value-type="float">
            <text:p>-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3256" calcext:value-type="float">
            <text:p>-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54112" calcext:value-type="float">
            <text:p>-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0288" calcext:value-type="float">
            <text:p>-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81544" calcext:value-type="float">
            <text:p>-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54112" calcext:value-type="float">
            <text:p>-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54112" calcext:value-type="float">
            <text:p>-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4968" calcext:value-type="float">
            <text:p>-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38872" calcext:value-type="float">
            <text:p>-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192" calcext:value-type="float">
            <text:p>-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05344" calcext:value-type="float">
            <text:p>-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0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17536" calcext:value-type="float">
            <text:p>-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93152" calcext:value-type="float">
            <text:p>-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962" calcext:value-type="float">
            <text:p>-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56576" calcext:value-type="float">
            <text:p>-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16952" calcext:value-type="float">
            <text:p>-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2568" calcext:value-type="float">
            <text:p>-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77328" calcext:value-type="float">
            <text:p>-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6096" calcext:value-type="float">
            <text:p>-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16952" calcext:value-type="float">
            <text:p>-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38288" calcext:value-type="float">
            <text:p>-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87056" calcext:value-type="float">
            <text:p>-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3524" calcext:value-type="float">
            <text:p>-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5048" calcext:value-type="float">
            <text:p>-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3524" calcext:value-type="float">
            <text:p>-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6096" calcext:value-type="float">
            <text:p>-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2568" calcext:value-type="float">
            <text:p>-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7428" calcext:value-type="float">
            <text:p>-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904" calcext:value-type="float">
            <text:p>-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62088" calcext:value-type="float">
            <text:p>-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5992" calcext:value-type="float">
            <text:p>-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5992" calcext:value-type="float">
            <text:p>-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2568" calcext:value-type="float">
            <text:p>-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10856" calcext:value-type="float">
            <text:p>-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71232" calcext:value-type="float">
            <text:p>-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7428" calcext:value-type="float">
            <text:p>-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07808" calcext:value-type="float">
            <text:p>-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59624" calcext:value-type="float">
            <text:p>-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9728" calcext:value-type="float">
            <text:p>-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0376" calcext:value-type="float">
            <text:p>-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0752" calcext:value-type="float">
            <text:p>-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31608" calcext:value-type="float">
            <text:p>-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9896" calcext:value-type="float">
            <text:p>-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68184" calcext:value-type="float">
            <text:p>-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38" calcext:value-type="float">
            <text:p>-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856" calcext:value-type="float">
            <text:p>-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9416" calcext:value-type="float">
            <text:p>-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38" calcext:value-type="float">
            <text:p>-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0376" calcext:value-type="float">
            <text:p>-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62088" calcext:value-type="float">
            <text:p>-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5512" calcext:value-type="float">
            <text:p>-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34656" calcext:value-type="float">
            <text:p>-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2944" calcext:value-type="float">
            <text:p>-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01712" calcext:value-type="float">
            <text:p>-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0376" calcext:value-type="float">
            <text:p>-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5992" calcext:value-type="float">
            <text:p>-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904" calcext:value-type="float">
            <text:p>-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2944" calcext:value-type="float">
            <text:p>-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2944" calcext:value-type="float">
            <text:p>-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904" calcext:value-type="float">
            <text:p>-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65136" calcext:value-type="float">
            <text:p>-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6096" calcext:value-type="float">
            <text:p>-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41336" calcext:value-type="float">
            <text:p>-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0476" calcext:value-type="float">
            <text:p>-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2568" calcext:value-type="float">
            <text:p>-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6096" calcext:value-type="float">
            <text:p>-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62672" calcext:value-type="float">
            <text:p>-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16952" calcext:value-type="float">
            <text:p>-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01712" calcext:value-type="float">
            <text:p>-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10856" calcext:value-type="float">
            <text:p>-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10856" calcext:value-type="float">
            <text:p>-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13904" calcext:value-type="float">
            <text:p>-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16952" calcext:value-type="float">
            <text:p>-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6096" calcext:value-type="float">
            <text:p>-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0476" calcext:value-type="float">
            <text:p>-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952" calcext:value-type="float">
            <text:p>-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01712" calcext:value-type="float">
            <text:p>-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10856" calcext:value-type="float">
            <text:p>-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44384" calcext:value-type="float">
            <text:p>-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38288" calcext:value-type="float">
            <text:p>-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38" calcext:value-type="float">
            <text:p>-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9416" calcext:value-type="float">
            <text:p>-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31608" calcext:value-type="float">
            <text:p>-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07224" calcext:value-type="float">
            <text:p>-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6744" calcext:value-type="float">
            <text:p>-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9792" calcext:value-type="float">
            <text:p>-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9808" calcext:value-type="float">
            <text:p>-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58456" calcext:value-type="float">
            <text:p>-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27976" calcext:value-type="float">
            <text:p>-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3592" calcext:value-type="float">
            <text:p>-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9208" calcext:value-type="float">
            <text:p>-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48728" calcext:value-type="float">
            <text:p>-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3488" calcext:value-type="float">
            <text:p>-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7392" calcext:value-type="float">
            <text:p>-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044" calcext:value-type="float">
            <text:p>-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044" calcext:value-type="float">
            <text:p>-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8248" calcext:value-type="float">
            <text:p>-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0816" calcext:value-type="float">
            <text:p>-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472" calcext:value-type="float">
            <text:p>-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7392" calcext:value-type="float">
            <text:p>-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9104" calcext:value-type="float">
            <text:p>-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0336" calcext:value-type="float">
            <text:p>-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6808" calcext:value-type="float">
            <text:p>-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17664" calcext:value-type="float">
            <text:p>-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0232" calcext:value-type="float">
            <text:p>-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1944" calcext:value-type="float">
            <text:p>-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4992" calcext:value-type="float">
            <text:p>-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4992" calcext:value-type="float">
            <text:p>-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804" calcext:value-type="float">
            <text:p>-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9376" calcext:value-type="float">
            <text:p>-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4136" calcext:value-type="float">
            <text:p>-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7184" calcext:value-type="float">
            <text:p>-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4992" calcext:value-type="float">
            <text:p>-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3656" calcext:value-type="float">
            <text:p>-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35368" calcext:value-type="float">
            <text:p>-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1464" calcext:value-type="float">
            <text:p>-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756" calcext:value-type="float">
            <text:p>-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9272" calcext:value-type="float">
            <text:p>-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0128" calcext:value-type="float">
            <text:p>-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4032" calcext:value-type="float">
            <text:p>-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6224" calcext:value-type="float">
            <text:p>-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4512" calcext:value-type="float">
            <text:p>-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6704" calcext:value-type="float">
            <text:p>-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6704" calcext:value-type="float">
            <text:p>-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9752" calcext:value-type="float">
            <text:p>-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0608" calcext:value-type="float">
            <text:p>-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0128" calcext:value-type="float">
            <text:p>-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4888" calcext:value-type="float">
            <text:p>-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9648" calcext:value-type="float">
            <text:p>-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10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136" calcext:value-type="float">
            <text:p>-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0128" calcext:value-type="float">
            <text:p>-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35368" calcext:value-type="float">
            <text:p>-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38416" calcext:value-type="float">
            <text:p>-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1464" calcext:value-type="float">
            <text:p>-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756" calcext:value-type="float">
            <text:p>-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28" calcext:value-type="float">
            <text:p>-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804" calcext:value-type="float">
            <text:p>-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0232" calcext:value-type="float">
            <text:p>-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4992" calcext:value-type="float">
            <text:p>-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1944" calcext:value-type="float">
            <text:p>-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1088" calcext:value-type="float">
            <text:p>-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328" calcext:value-type="float">
            <text:p>-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6328" calcext:value-type="float">
            <text:p>-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328" calcext:value-type="float">
            <text:p>-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852" calcext:value-type="float">
            <text:p>-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0712" calcext:value-type="float">
            <text:p>-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14616" calcext:value-type="float">
            <text:p>-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11568" calcext:value-type="float">
            <text:p>-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6808" calcext:value-type="float">
            <text:p>-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5952" calcext:value-type="float">
            <text:p>-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2904" calcext:value-type="float">
            <text:p>-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9856" calcext:value-type="float">
            <text:p>-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9" calcext:value-type="float">
            <text:p>-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1192" calcext:value-type="float">
            <text:p>-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2904" calcext:value-type="float">
            <text:p>-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9856" calcext:value-type="float">
            <text:p>-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2904" calcext:value-type="float">
            <text:p>-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5096" calcext:value-type="float">
            <text:p>-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6432" calcext:value-type="float">
            <text:p>-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7288" calcext:value-type="float">
            <text:p>-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5952" calcext:value-type="float">
            <text:p>-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2424" calcext:value-type="float">
            <text:p>-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6328" calcext:value-type="float">
            <text:p>-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2904" calcext:value-type="float">
            <text:p>-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0336" calcext:value-type="float">
            <text:p>-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424" calcext:value-type="float">
            <text:p>-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5096" calcext:value-type="float">
            <text:p>-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1192" calcext:value-type="float">
            <text:p>-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948" calcext:value-type="float">
            <text:p>-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472" calcext:value-type="float">
            <text:p>-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996" calcext:value-type="float">
            <text:p>-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2152" calcext:value-type="float">
            <text:p>-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4568" calcext:value-type="float">
            <text:p>-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616" calcext:value-type="float">
            <text:p>-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4448" calcext:value-type="float">
            <text:p>-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27976" calcext:value-type="float">
            <text:p>-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9792" calcext:value-type="float">
            <text:p>-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0272" calcext:value-type="float">
            <text:p>-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88936" calcext:value-type="float">
            <text:p>-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61504" calcext:value-type="float">
            <text:p>-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8284" calcext:value-type="float">
            <text:p>-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34656" calcext:value-type="float">
            <text:p>-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5992" calcext:value-type="float">
            <text:p>-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904" calcext:value-type="float">
            <text:p>-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904" calcext:value-type="float">
            <text:p>-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6472" calcext:value-type="float">
            <text:p>-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0376" calcext:value-type="float">
            <text:p>-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6472" calcext:value-type="float">
            <text:p>-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16952" calcext:value-type="float">
            <text:p>-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56576" calcext:value-type="float">
            <text:p>-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71816" calcext:value-type="float">
            <text:p>-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6572" calcext:value-type="float">
            <text:p>-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962" calcext:value-type="float">
            <text:p>-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14488" calcext:value-type="float">
            <text:p>-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192" calcext:value-type="float">
            <text:p>-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8764" calcext:value-type="float">
            <text:p>-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3736" calcext:value-type="float">
            <text:p>-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3736" calcext:value-type="float">
            <text:p>-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6784" calcext:value-type="float">
            <text:p>-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6784" calcext:value-type="float">
            <text:p>-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0688" calcext:value-type="float">
            <text:p>-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0288" calcext:value-type="float">
            <text:p>-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30312" calcext:value-type="float">
            <text:p>-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486" calcext:value-type="float">
            <text:p>-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42504" calcext:value-type="float">
            <text:p>-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39456" calcext:value-type="float">
            <text:p>-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39456" calcext:value-type="float">
            <text:p>-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60792" calcext:value-type="float">
            <text:p>-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57744" calcext:value-type="float">
            <text:p>-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3336" calcext:value-type="float">
            <text:p>-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15072" calcext:value-type="float">
            <text:p>-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7908" calcext:value-type="float">
            <text:p>-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1752" calcext:value-type="float">
            <text:p>-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33944" calcext:value-type="float">
            <text:p>-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58328" calcext:value-type="float">
            <text:p>-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82712" calcext:value-type="float">
            <text:p>-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82712" calcext:value-type="float">
            <text:p>-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01" calcext:value-type="float">
            <text:p>-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19288" calcext:value-type="float">
            <text:p>-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0624" calcext:value-type="float">
            <text:p>-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148" calcext:value-type="float">
            <text:p>-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1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10144" calcext:value-type="float">
            <text:p>-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4528" calcext:value-type="float">
            <text:p>-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9392" calcext:value-type="float">
            <text:p>-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9016" calcext:value-type="float">
            <text:p>-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5968" calcext:value-type="float">
            <text:p>-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35112" calcext:value-type="float">
            <text:p>-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5968" calcext:value-type="float">
            <text:p>-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9872" calcext:value-type="float">
            <text:p>-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44256" calcext:value-type="float">
            <text:p>-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65592" calcext:value-type="float">
            <text:p>-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6928" calcext:value-type="float">
            <text:p>-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02168" calcext:value-type="float">
            <text:p>-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3504" calcext:value-type="float">
            <text:p>-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41792" calcext:value-type="float">
            <text:p>-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41792" calcext:value-type="float">
            <text:p>-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50936" calcext:value-type="float">
            <text:p>-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47888" calcext:value-type="float">
            <text:p>-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41792" calcext:value-type="float">
            <text:p>-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6552" calcext:value-type="float">
            <text:p>-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8744" calcext:value-type="float">
            <text:p>-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3128" calcext:value-type="float">
            <text:p>-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8848" calcext:value-type="float">
            <text:p>-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2856" calcext:value-type="float">
            <text:p>-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5904" calcext:value-type="float">
            <text:p>-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5048" calcext:value-type="float">
            <text:p>-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2856" calcext:value-type="float">
            <text:p>-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03336" calcext:value-type="float">
            <text:p>-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03336" calcext:value-type="float">
            <text:p>-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4192" calcext:value-type="float">
            <text:p>-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4192" calcext:value-type="float">
            <text:p>-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1144" calcext:value-type="float">
            <text:p>-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724" calcext:value-type="float">
            <text:p>-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6864" calcext:value-type="float">
            <text:p>-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82584" calcext:value-type="float">
            <text:p>-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46008" calcext:value-type="float">
            <text:p>-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9912" calcext:value-type="float">
            <text:p>-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06384" calcext:value-type="float">
            <text:p>-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00288" calcext:value-type="float">
            <text:p>-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152" calcext:value-type="float">
            <text:p>-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48472" calcext:value-type="float">
            <text:p>-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7616" calcext:value-type="float">
            <text:p>-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11896" calcext:value-type="float">
            <text:p>-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008" calcext:value-type="float">
            <text:p>-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47888" calcext:value-type="float">
            <text:p>-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3504" calcext:value-type="float">
            <text:p>-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0456" calcext:value-type="float">
            <text:p>-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17408" calcext:value-type="float">
            <text:p>-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11312" calcext:value-type="float">
            <text:p>-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1436" calcext:value-type="float">
            <text:p>-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77784" calcext:value-type="float">
            <text:p>-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35112" calcext:value-type="float">
            <text:p>-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44256" calcext:value-type="float">
            <text:p>-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388" calcext:value-type="float">
            <text:p>-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74736" calcext:value-type="float">
            <text:p>-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9976" calcext:value-type="float">
            <text:p>-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1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9976" calcext:value-type="float">
            <text:p>-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292" calcext:value-type="float">
            <text:p>-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3296" calcext:value-type="float">
            <text:p>-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55864" calcext:value-type="float">
            <text:p>-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77784" calcext:value-type="float">
            <text:p>-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388" calcext:value-type="float">
            <text:p>-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65592" calcext:value-type="float">
            <text:p>-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6072" calcext:value-type="float">
            <text:p>-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3024" calcext:value-type="float">
            <text:p>-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6072" calcext:value-type="float">
            <text:p>-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77784" calcext:value-type="float">
            <text:p>-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3024" calcext:value-type="float">
            <text:p>-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1436" calcext:value-type="float">
            <text:p>-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4464" calcext:value-type="float">
            <text:p>-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2104" calcext:value-type="float">
            <text:p>-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4568" calcext:value-type="float">
            <text:p>-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152" calcext:value-type="float">
            <text:p>-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9808" calcext:value-type="float">
            <text:p>-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0184" calcext:value-type="float">
            <text:p>-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4568" calcext:value-type="float">
            <text:p>-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5904" calcext:value-type="float">
            <text:p>-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5048" calcext:value-type="float">
            <text:p>-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1144" calcext:value-type="float">
            <text:p>-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03336" calcext:value-type="float">
            <text:p>-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8096" calcext:value-type="float">
            <text:p>-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1248" calcext:value-type="float">
            <text:p>-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0392" calcext:value-type="float">
            <text:p>-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61248" calcext:value-type="float">
            <text:p>-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24672" calcext:value-type="float">
            <text:p>-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724" calcext:value-type="float">
            <text:p>-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3816" calcext:value-type="float">
            <text:p>-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06968" calcext:value-type="float">
            <text:p>-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0392" calcext:value-type="float">
            <text:p>-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0392" calcext:value-type="float">
            <text:p>-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0392" calcext:value-type="float">
            <text:p>-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06968" calcext:value-type="float">
            <text:p>-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9536" calcext:value-type="float">
            <text:p>-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9536" calcext:value-type="float">
            <text:p>-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64296" calcext:value-type="float">
            <text:p>-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15528" calcext:value-type="float">
            <text:p>-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64296" calcext:value-type="float">
            <text:p>-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64296" calcext:value-type="float">
            <text:p>-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02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582" calcext:value-type="float">
            <text:p>-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03336" calcext:value-type="float">
            <text:p>-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5048" calcext:value-type="float">
            <text:p>-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7616" calcext:value-type="float">
            <text:p>-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3712" calcext:value-type="float">
            <text:p>-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1144" calcext:value-type="float">
            <text:p>-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0184" calcext:value-type="float">
            <text:p>-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2104" calcext:value-type="float">
            <text:p>-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27136" calcext:value-type="float">
            <text:p>-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3232" calcext:value-type="float">
            <text:p>-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8848" calcext:value-type="float">
            <text:p>-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2272" calcext:value-type="float">
            <text:p>-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7512" calcext:value-type="float">
            <text:p>-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8848" calcext:value-type="float">
            <text:p>-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2272" calcext:value-type="float">
            <text:p>-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53984" calcext:value-type="float">
            <text:p>-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6656" calcext:value-type="float">
            <text:p>-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5048" calcext:value-type="float">
            <text:p>-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11896" calcext:value-type="float">
            <text:p>-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27136" calcext:value-type="float">
            <text:p>-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0184" calcext:value-type="float">
            <text:p>-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6176" calcext:value-type="float">
            <text:p>-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2648" calcext:value-type="float">
            <text:p>-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57032" calcext:value-type="float">
            <text:p>-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6176" calcext:value-type="float">
            <text:p>-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8744" calcext:value-type="float">
            <text:p>-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1416" calcext:value-type="float">
            <text:p>-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9328" calcext:value-type="float">
            <text:p>-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0184" calcext:value-type="float">
            <text:p>-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2272" calcext:value-type="float">
            <text:p>-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6176" calcext:value-type="float">
            <text:p>-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628" calcext:value-type="float">
            <text:p>-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24088" calcext:value-type="float">
            <text:p>-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8848" calcext:value-type="float">
            <text:p>-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58" calcext:value-type="float">
            <text:p>-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58" calcext:value-type="float">
            <text:p>-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6656" calcext:value-type="float">
            <text:p>-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7512" calcext:value-type="float">
            <text:p>-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532" calcext:value-type="float">
            <text:p>-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2272" calcext:value-type="float">
            <text:p>-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57032" calcext:value-type="float">
            <text:p>-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47888" calcext:value-type="float">
            <text:p>-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2752" calcext:value-type="float">
            <text:p>-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27136" calcext:value-type="float">
            <text:p>-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41792" calcext:value-type="float">
            <text:p>-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3128" calcext:value-type="float">
            <text:p>-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41792" calcext:value-type="float">
            <text:p>-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17408" calcext:value-type="float">
            <text:p>-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16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53984" calcext:value-type="float">
            <text:p>-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9976" calcext:value-type="float">
            <text:p>-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74736" calcext:value-type="float">
            <text:p>-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0832" calcext:value-type="float">
            <text:p>-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6072" calcext:value-type="float">
            <text:p>-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8744" calcext:value-type="float">
            <text:p>-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3504" calcext:value-type="float">
            <text:p>-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1436" calcext:value-type="float">
            <text:p>-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4484" calcext:value-type="float">
            <text:p>-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0456" calcext:value-type="float">
            <text:p>-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0456" calcext:value-type="float">
            <text:p>-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05216" calcext:value-type="float">
            <text:p>-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05216" calcext:value-type="float">
            <text:p>-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08264" calcext:value-type="float">
            <text:p>-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02168" calcext:value-type="float">
            <text:p>-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34" calcext:value-type="float">
            <text:p>-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292" calcext:value-type="float">
            <text:p>-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35112" calcext:value-type="float">
            <text:p>-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34" calcext:value-type="float">
            <text:p>-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41208" calcext:value-type="float">
            <text:p>-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41208" calcext:value-type="float">
            <text:p>-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34" calcext:value-type="float">
            <text:p>-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6928" calcext:value-type="float">
            <text:p>-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05216" calcext:value-type="float">
            <text:p>-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9976" calcext:value-type="float">
            <text:p>-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9976" calcext:value-type="float">
            <text:p>-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65592" calcext:value-type="float">
            <text:p>-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44256" calcext:value-type="float">
            <text:p>-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0352" calcext:value-type="float">
            <text:p>-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74736" calcext:value-type="float">
            <text:p>-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77784" calcext:value-type="float">
            <text:p>-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3816" calcext:value-type="float">
            <text:p>-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292" calcext:value-type="float">
            <text:p>-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768" calcext:value-type="float">
            <text:p>-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768" calcext:value-type="float">
            <text:p>-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8536" calcext:value-type="float">
            <text:p>-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292" calcext:value-type="float">
            <text:p>-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34" calcext:value-type="float">
            <text:p>-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74736" calcext:value-type="float">
            <text:p>-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74736" calcext:value-type="float">
            <text:p>-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32064" calcext:value-type="float">
            <text:p>-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41208" calcext:value-type="float">
            <text:p>-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47304" calcext:value-type="float">
            <text:p>-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768" calcext:value-type="float">
            <text:p>-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9872" calcext:value-type="float">
            <text:p>-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5968" calcext:value-type="float">
            <text:p>-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768" calcext:value-type="float">
            <text:p>-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244" calcext:value-type="float">
            <text:p>-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8536" calcext:value-type="float">
            <text:p>-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6824" calcext:value-type="float">
            <text:p>-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35112" calcext:value-type="float">
            <text:p>-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74736" calcext:value-type="float">
            <text:p>-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74736" calcext:value-type="float">
            <text:p>-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77784" calcext:value-type="float">
            <text:p>-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6864" calcext:value-type="float">
            <text:p>-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71688" calcext:value-type="float">
            <text:p>-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6928" calcext:value-type="float">
            <text:p>-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388" calcext:value-type="float">
            <text:p>-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74736" calcext:value-type="float">
            <text:p>-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34" calcext:value-type="float">
            <text:p>-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44256" calcext:value-type="float">
            <text:p>-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06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3776" calcext:value-type="float">
            <text:p>-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47304" calcext:value-type="float">
            <text:p>-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34" calcext:value-type="float">
            <text:p>-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35112" calcext:value-type="float">
            <text:p>-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3776" calcext:value-type="float">
            <text:p>-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0728" calcext:value-type="float">
            <text:p>-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3776" calcext:value-type="float">
            <text:p>-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292" calcext:value-type="float">
            <text:p>-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3776" calcext:value-type="float">
            <text:p>-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9392" calcext:value-type="float">
            <text:p>-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6344" calcext:value-type="float">
            <text:p>-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5488" calcext:value-type="float">
            <text:p>-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9392" calcext:value-type="float">
            <text:p>-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4632" calcext:value-type="float">
            <text:p>-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4632" calcext:value-type="float">
            <text:p>-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68056" calcext:value-type="float">
            <text:p>-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65008" calcext:value-type="float">
            <text:p>-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0624" calcext:value-type="float">
            <text:p>-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22336" calcext:value-type="float">
            <text:p>-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10144" calcext:value-type="float">
            <text:p>-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1624" calcext:value-type="float">
            <text:p>-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22336" calcext:value-type="float">
            <text:p>-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94904" calcext:value-type="float">
            <text:p>-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58328" calcext:value-type="float">
            <text:p>-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43088" calcext:value-type="float">
            <text:p>-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49184" calcext:value-type="float">
            <text:p>-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82712" calcext:value-type="float">
            <text:p>-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94904" calcext:value-type="float">
            <text:p>-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73568" calcext:value-type="float">
            <text:p>-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67472" calcext:value-type="float">
            <text:p>-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7052" calcext:value-type="float">
            <text:p>-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73568" calcext:value-type="float">
            <text:p>-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52232" calcext:value-type="float">
            <text:p>-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43088" calcext:value-type="float">
            <text:p>-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4004" calcext:value-type="float">
            <text:p>-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43088" calcext:value-type="float">
            <text:p>-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36992" calcext:value-type="float">
            <text:p>-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00416" calcext:value-type="float">
            <text:p>-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60792" calcext:value-type="float">
            <text:p>-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42504" calcext:value-type="float">
            <text:p>-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486" calcext:value-type="float">
            <text:p>-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27264" calcext:value-type="float">
            <text:p>-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12024" calcext:value-type="float">
            <text:p>-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6784" calcext:value-type="float">
            <text:p>-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9832" calcext:value-type="float">
            <text:p>-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0288" calcext:value-type="float">
            <text:p>-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08976" calcext:value-type="float">
            <text:p>-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6784" calcext:value-type="float">
            <text:p>-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8016" calcext:value-type="float">
            <text:p>-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1144" calcext:value-type="float">
            <text:p>-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32776" calcext:value-type="float">
            <text:p>-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0584" calcext:value-type="float">
            <text:p>-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93152" calcext:value-type="float">
            <text:p>-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71816" calcext:value-type="float">
            <text:p>-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77912" calcext:value-type="float">
            <text:p>-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77912" calcext:value-type="float">
            <text:p>-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68768" calcext:value-type="float">
            <text:p>-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56576" calcext:value-type="float">
            <text:p>-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47432" calcext:value-type="float">
            <text:p>-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47432" calcext:value-type="float">
            <text:p>-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3048" calcext:value-type="float">
            <text:p>-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8664" calcext:value-type="float">
            <text:p>-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2568" calcext:value-type="float">
            <text:p>-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8664" calcext:value-type="float">
            <text:p>-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0376" calcext:value-type="float">
            <text:p>-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5992" calcext:value-type="float">
            <text:p>-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6848" calcext:value-type="float">
            <text:p>-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9896" calcext:value-type="float">
            <text:p>-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9896" calcext:value-type="float">
            <text:p>-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9896" calcext:value-type="float">
            <text:p>-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31608" calcext:value-type="float">
            <text:p>-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0272" calcext:value-type="float">
            <text:p>-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9416" calcext:value-type="float">
            <text:p>-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01128" calcext:value-type="float">
            <text:p>-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85888" calcext:value-type="float">
            <text:p>-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61504" calcext:value-type="float">
            <text:p>-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34072" calcext:value-type="float">
            <text:p>-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2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67016" calcext:value-type="float">
            <text:p>-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34072" calcext:value-type="float">
            <text:p>-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15784" calcext:value-type="float">
            <text:p>-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664" calcext:value-type="float">
            <text:p>-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18832" calcext:value-type="float">
            <text:p>-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27976" calcext:value-type="float">
            <text:p>-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24928" calcext:value-type="float">
            <text:p>-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9688" calcext:value-type="float">
            <text:p>-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4448" calcext:value-type="float">
            <text:p>-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0544" calcext:value-type="float">
            <text:p>-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12736" calcext:value-type="float">
            <text:p>-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9688" calcext:value-type="float">
            <text:p>-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4448" calcext:value-type="float">
            <text:p>-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15784" calcext:value-type="float">
            <text:p>-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18832" calcext:value-type="float">
            <text:p>-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82256" calcext:value-type="float">
            <text:p>-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616" calcext:value-type="float">
            <text:p>-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85304" calcext:value-type="float">
            <text:p>-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14" calcext:value-type="float">
            <text:p>-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9208" calcext:value-type="float">
            <text:p>-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51776" calcext:value-type="float">
            <text:p>-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3488" calcext:value-type="float">
            <text:p>-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044" calcext:value-type="float">
            <text:p>-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42632" calcext:value-type="float">
            <text:p>-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4568" calcext:value-type="float">
            <text:p>-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9584" calcext:value-type="float">
            <text:p>-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9584" calcext:value-type="float">
            <text:p>-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9584" calcext:value-type="float">
            <text:p>-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42632" calcext:value-type="float">
            <text:p>-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4568" calcext:value-type="float">
            <text:p>-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42632" calcext:value-type="float">
            <text:p>-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616" calcext:value-type="float">
            <text:p>-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82256" calcext:value-type="float">
            <text:p>-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85304" calcext:value-type="float">
            <text:p>-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18832" calcext:value-type="float">
            <text:p>-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31024" calcext:value-type="float">
            <text:p>-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55408" calcext:value-type="float">
            <text:p>-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9792" calcext:value-type="float">
            <text:p>-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95032" calcext:value-type="float">
            <text:p>-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9808" calcext:value-type="float">
            <text:p>-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9808" calcext:value-type="float">
            <text:p>-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95032" calcext:value-type="float">
            <text:p>-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91984" calcext:value-type="float">
            <text:p>-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04176" calcext:value-type="float">
            <text:p>-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2464" calcext:value-type="float">
            <text:p>-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904" calcext:value-type="float">
            <text:p>-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0376" calcext:value-type="float">
            <text:p>-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07808" calcext:value-type="float">
            <text:p>-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6096" calcext:value-type="float">
            <text:p>-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5048" calcext:value-type="float">
            <text:p>-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5048" calcext:value-type="float">
            <text:p>-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56576" calcext:value-type="float">
            <text:p>-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14488" calcext:value-type="float">
            <text:p>-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5448" calcext:value-type="float">
            <text:p>-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81544" calcext:value-type="float">
            <text:p>-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8496" calcext:value-type="float">
            <text:p>-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5448" calcext:value-type="float">
            <text:p>-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8764" calcext:value-type="float">
            <text:p>-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12024" calcext:value-type="float">
            <text:p>-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21168" calcext:value-type="float">
            <text:p>-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12024" calcext:value-type="float">
            <text:p>-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12024" calcext:value-type="float">
            <text:p>-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42504" calcext:value-type="float">
            <text:p>-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76032" calcext:value-type="float">
            <text:p>-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82128" calcext:value-type="float">
            <text:p>-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97368" calcext:value-type="float">
            <text:p>-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00416" calcext:value-type="float">
            <text:p>-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12608" calcext:value-type="float">
            <text:p>-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30896" calcext:value-type="float">
            <text:p>-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36992" calcext:value-type="float">
            <text:p>-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1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01" calcext:value-type="float">
            <text:p>-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64424" calcext:value-type="float">
            <text:p>-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79664" calcext:value-type="float">
            <text:p>-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8576" calcext:value-type="float">
            <text:p>-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97952" calcext:value-type="float">
            <text:p>-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25384" calcext:value-type="float">
            <text:p>-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0624" calcext:value-type="float">
            <text:p>-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52816" calcext:value-type="float">
            <text:p>-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772" calcext:value-type="float">
            <text:p>-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8536" calcext:value-type="float">
            <text:p>-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8536" calcext:value-type="float">
            <text:p>-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5488" calcext:value-type="float">
            <text:p>-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0728" calcext:value-type="float">
            <text:p>-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9872" calcext:value-type="float">
            <text:p>-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3776" calcext:value-type="float">
            <text:p>-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3776" calcext:value-type="float">
            <text:p>-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35112" calcext:value-type="float">
            <text:p>-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0832" calcext:value-type="float">
            <text:p>-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65592" calcext:value-type="float">
            <text:p>-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292" calcext:value-type="float">
            <text:p>-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5968" calcext:value-type="float">
            <text:p>-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9976" calcext:value-type="float">
            <text:p>-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6928" calcext:value-type="float">
            <text:p>-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3024" calcext:value-type="float">
            <text:p>-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3024" calcext:value-type="float">
            <text:p>-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17408" calcext:value-type="float">
            <text:p>-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11312" calcext:value-type="float">
            <text:p>-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17408" calcext:value-type="float">
            <text:p>-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02168" calcext:value-type="float">
            <text:p>-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05216" calcext:value-type="float">
            <text:p>-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57032" calcext:value-type="float">
            <text:p>-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532" calcext:value-type="float">
            <text:p>-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1416" calcext:value-type="float">
            <text:p>-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008" calcext:value-type="float">
            <text:p>-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9224" calcext:value-type="float">
            <text:p>-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3128" calcext:value-type="float">
            <text:p>-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008" calcext:value-type="float">
            <text:p>-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57032" calcext:value-type="float">
            <text:p>-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41792" calcext:value-type="float">
            <text:p>-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6552" calcext:value-type="float">
            <text:p>-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57032" calcext:value-type="float">
            <text:p>-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2752" calcext:value-type="float">
            <text:p>-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3232" calcext:value-type="float">
            <text:p>-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58" calcext:value-type="float">
            <text:p>-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0184" calcext:value-type="float">
            <text:p>-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2" calcext:value-type="float">
            <text:p>-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5904" calcext:value-type="float">
            <text:p>-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1144" calcext:value-type="float">
            <text:p>-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18576" calcext:value-type="float">
            <text:p>-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24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4296" calcext:value-type="float">
            <text:p>-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582" calcext:value-type="float">
            <text:p>-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55152" calcext:value-type="float">
            <text:p>-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3816" calcext:value-type="float">
            <text:p>-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2" calcext:value-type="float">
            <text:p>-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1248" calcext:value-type="float">
            <text:p>-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64296" calcext:value-type="float">
            <text:p>-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6864" calcext:value-type="float">
            <text:p>-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3816" calcext:value-type="float">
            <text:p>-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1248" calcext:value-type="float">
            <text:p>-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15528" calcext:value-type="float">
            <text:p>-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8952" calcext:value-type="float">
            <text:p>-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4568" calcext:value-type="float">
            <text:p>-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42376" calcext:value-type="float">
            <text:p>-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2104" calcext:value-type="float">
            <text:p>-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9704" calcext:value-type="float">
            <text:p>-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9704" calcext:value-type="float">
            <text:p>-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152" calcext:value-type="float">
            <text:p>-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8096" calcext:value-type="float">
            <text:p>-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1144" calcext:value-type="float">
            <text:p>-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00288" calcext:value-type="float">
            <text:p>-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1248" calcext:value-type="float">
            <text:p>-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4568" calcext:value-type="float">
            <text:p>-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3712" calcext:value-type="float">
            <text:p>-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9328" calcext:value-type="float">
            <text:p>-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997032258065" calcext:value-type="float">
            <text:p>-8.1199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4946975" calcext:value-type="float">
            <text:p>-7.9494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43012" calcext:value-type="float">
            <text:p>-7.84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6299" calcext:value-type="float">
            <text:p>-7.7262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18624516129" calcext:value-type="float">
            <text:p>-7.5518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281109677419" calcext:value-type="float">
            <text:p>-7.4728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6160232258065" calcext:value-type="float">
            <text:p>-7.46160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2964748387097" calcext:value-type="float">
            <text:p>-7.4296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7522593103448" calcext:value-type="float">
            <text:p>-7.575225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45768" calcext:value-type="float">
            <text:p>-7.76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558515" calcext:value-type="float">
            <text:p>-7.9558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328264" calcext:value-type="float">
            <text:p>-7.93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109765517241" calcext:value-type="float">
            <text:p>-7.521097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4862967741936" calcext:value-type="float">
            <text:p>-7.3486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90584" calcext:value-type="float">
            <text:p>-7.2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13473" calcext:value-type="float">
            <text:p>-7.2134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3426864516129" calcext:value-type="float">
            <text:p>-7.4342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70335483871" calcext:value-type="float">
            <text:p>-7.237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5566" calcext:value-type="float">
            <text:p>-7.195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336656" calcext:value-type="float">
            <text:p>-7.43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5443525" calcext:value-type="float">
            <text:p>-8.0544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09104" calcext:value-type="float">
            <text:p>-8.35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8837909677419" calcext:value-type="float">
            <text:p>-8.5883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69452" calcext:value-type="float">
            <text:p>-8.56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53632" calcext:value-type="float">
            <text:p>-8.26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3336" calcext:value-type="float">
            <text:p>-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0476" calcext:value-type="float">
            <text:p>-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6867275" calcext:value-type="float">
            <text:p>-7.6686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7292" calcext:value-type="float">
            <text:p>-7.79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89685" calcext:value-type="float">
            <text:p>-7.7489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0023122580645" calcext:value-type="float">
            <text:p>-7.7002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4664541935484" calcext:value-type="float">
            <text:p>-7.6466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086761290323" calcext:value-type="float">
            <text:p>-7.5808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17536" calcext:value-type="float">
            <text:p>-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9432" calcext:value-type="float">
            <text:p>-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8571963636364" calcext:value-type="float">
            <text:p>-7.38571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5528" calcext:value-type="float">
            <text:p>-7.1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801187096774" calcext:value-type="float">
            <text:p>-6.6580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177125" calcext:value-type="float">
            <text:p>-6.5517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80744" calcext:value-type="float">
            <text:p>-6.48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01968" calcext:value-type="float">
            <text:p>-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6644980645161" calcext:value-type="float">
            <text:p>-6.9664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352877419355" calcext:value-type="float">
            <text:p>-7.14352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685745454546" calcext:value-type="float">
            <text:p>-7.206857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3176" calcext:value-type="float">
            <text:p>-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50785" calcext:value-type="float">
            <text:p>-7.1050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72590967742" calcext:value-type="float">
            <text:p>-7.2472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681175" calcext:value-type="float">
            <text:p>-7.2568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89704" calcext:value-type="float">
            <text:p>-6.79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293935483871" calcext:value-type="float">
            <text:p>-6.8029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056748387097" calcext:value-type="float">
            <text:p>-7.1705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683112" calcext:value-type="float">
            <text:p>-7.46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908695652174" calcext:value-type="float">
            <text:p>-7.7690869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929736" calcext:value-type="float">
            <text:p>-7.99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890038709678" calcext:value-type="float">
            <text:p>-8.08890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5039862068966" calcext:value-type="float">
            <text:p>-8.050398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356175" calcext:value-type="float">
            <text:p>-7.9235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7131251612903" calcext:value-type="float">
            <text:p>-7.8713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919587096774" calcext:value-type="float">
            <text:p>-7.7491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040464516129" calcext:value-type="float">
            <text:p>-7.7604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049888" calcext:value-type="float">
            <text:p>-7.50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122658064516" calcext:value-type="float">
            <text:p>-7.3312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7757625" calcext:value-type="float">
            <text:p>-7.2775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71376" calcext:value-type="float">
            <text:p>-7.52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9557075" calcext:value-type="float">
            <text:p>-7.9955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512408" calcext:value-type="float">
            <text:p>-8.25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848685714286" calcext:value-type="float">
            <text:p>-8.35848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0971542857143" calcext:value-type="float">
            <text:p>-8.20971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25976" calcext:value-type="float">
            <text:p>-8.03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7819509677419" calcext:value-type="float">
            <text:p>-7.87819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8370709677419" calcext:value-type="float">
            <text:p>-7.7837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44384" calcext:value-type="float">
            <text:p>-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11864" calcext:value-type="float">
            <text:p>-7.51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64958" calcext:value-type="float">
            <text:p>-7.66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6757625806452" calcext:value-type="float">
            <text:p>-7.8675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7958125" calcext:value-type="float">
            <text:p>-8.0795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804412903226" calcext:value-type="float">
            <text:p>-8.26804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405818181818" calcext:value-type="float">
            <text:p>-8.22405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438322580645" calcext:value-type="float">
            <text:p>-8.1543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8134565517241" calcext:value-type="float">
            <text:p>-7.981345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6806787096774" calcext:value-type="float">
            <text:p>-7.8680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666975" calcext:value-type="float">
            <text:p>-7.866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334872" calcext:value-type="float">
            <text:p>-7.73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5696335483871" calcext:value-type="float">
            <text:p>-7.7569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6296696774194" calcext:value-type="float">
            <text:p>-7.66296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887455" calcext:value-type="float">
            <text:p>-7.4887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88856" calcext:value-type="float">
            <text:p>-7.28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59544" calcext:value-type="float">
            <text:p>-7.30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320725" calcext:value-type="float">
            <text:p>-7.3732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4184" calcext:value-type="float">
            <text:p>-7.3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521625" calcext:value-type="float">
            <text:p>-7.4452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4600657142857" calcext:value-type="float">
            <text:p>-7.34600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815025" calcext:value-type="float">
            <text:p>-7.2981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206529032258" calcext:value-type="float">
            <text:p>-7.2820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18172" calcext:value-type="float">
            <text:p>-7.21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34605" calcext:value-type="float">
            <text:p>-7.1134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32704" calcext:value-type="float">
            <text:p>-6.91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937765" calcext:value-type="float">
            <text:p>-6.5937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210709677419" calcext:value-type="float">
            <text:p>-6.4121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52656" calcext:value-type="float">
            <text:p>-6.26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17325" calcext:value-type="float">
            <text:p>-6.241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33388" calcext:value-type="float">
            <text:p>-6.53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5788" calcext:value-type="float">
            <text:p>-6.68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12755862069" calcext:value-type="float">
            <text:p>-6.71127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40735" calcext:value-type="float">
            <text:p>-6.6840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202012903226" calcext:value-type="float">
            <text:p>-6.5520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003664516129" calcext:value-type="float">
            <text:p>-6.3400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29545" calcext:value-type="float">
            <text:p>-6.1129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987860869565" calcext:value-type="float">
            <text:p>-5.9198786086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5792" calcext:value-type="float">
            <text:p>-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953419354839" calcext:value-type="float">
            <text:p>-5.8595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20808" calcext:value-type="float">
            <text:p>-6.08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593574193548" calcext:value-type="float">
            <text:p>-6.5159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327776" calcext:value-type="float">
            <text:p>-6.93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9317225" calcext:value-type="float">
            <text:p>-7.0931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663255172414" calcext:value-type="float">
            <text:p>-6.926632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477290322581" calcext:value-type="float">
            <text:p>-6.7247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812180645161" calcext:value-type="float">
            <text:p>-6.6281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366838709678" calcext:value-type="float">
            <text:p>-6.61366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416567741936" calcext:value-type="float">
            <text:p>-6.68416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398038709678" calcext:value-type="float">
            <text:p>-6.82398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382425806452" calcext:value-type="float">
            <text:p>-6.8038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656541935484" calcext:value-type="float">
            <text:p>-7.0065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85225" calcext:value-type="float">
            <text:p>-7.228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399175" calcext:value-type="float">
            <text:p>-7.5539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381677419355" calcext:value-type="float">
            <text:p>-7.9238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0807922580645" calcext:value-type="float">
            <text:p>-8.0080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8520542857143" calcext:value-type="float">
            <text:p>-7.68520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9589" calcext:value-type="float">
            <text:p>-7.3795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9" calcext:value-type="float">
            <text:p>-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266683870968" calcext:value-type="float">
            <text:p>-7.2526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708567741936" calcext:value-type="float">
            <text:p>-7.18708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26424" calcext:value-type="float">
            <text:p>-7.22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65085" calcext:value-type="float">
            <text:p>-7.1165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688929032258" calcext:value-type="float">
            <text:p>-7.01688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899784" calcext:value-type="float">
            <text:p>-6.98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3626" calcext:value-type="float">
            <text:p>-6.913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487393103448" calcext:value-type="float">
            <text:p>-7.044873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08035" calcext:value-type="float">
            <text:p>-7.1908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903457142857" calcext:value-type="float">
            <text:p>-7.18903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287535483871" calcext:value-type="float">
            <text:p>-7.0528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77255" calcext:value-type="float">
            <text:p>-6.9477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83784" calcext:value-type="float">
            <text:p>-6.88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3814477419355" calcext:value-type="float">
            <text:p>-6.7381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65984" calcext:value-type="float">
            <text:p>-6.61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348361290323" calcext:value-type="float">
            <text:p>-6.4134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44835" calcext:value-type="float">
            <text:p>-6.1544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221729032258" calcext:value-type="float">
            <text:p>-6.2122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7580825806452" calcext:value-type="float">
            <text:p>-6.6758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018228571429" calcext:value-type="float">
            <text:p>-7.01018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857806451613" calcext:value-type="float">
            <text:p>-7.0585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526731034483" calcext:value-type="float">
            <text:p>-6.855267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3997275" calcext:value-type="float">
            <text:p>-6.6399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309725" calcext:value-type="float">
            <text:p>-6.4930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8984" calcext:value-type="float">
            <text:p>-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193987096774" calcext:value-type="float">
            <text:p>-6.0819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94296" calcext:value-type="float">
            <text:p>-5.7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78167741936" calcext:value-type="float">
            <text:p>-5.89778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790890322581" calcext:value-type="float">
            <text:p>-5.9079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151793548387" calcext:value-type="float">
            <text:p>-5.9015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124625" calcext:value-type="float">
            <text:p>-6.1612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465448" calcext:value-type="float">
            <text:p>-6.74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3508225" calcext:value-type="float">
            <text:p>-7.1350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6722342857143" calcext:value-type="float">
            <text:p>-7.06722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225677419355" calcext:value-type="float">
            <text:p>-6.8722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0147638709677" calcext:value-type="float">
            <text:p>-6.6014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3274890322581" calcext:value-type="float">
            <text:p>-6.5327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162683870968" calcext:value-type="float">
            <text:p>-6.5516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878116129032" calcext:value-type="float">
            <text:p>-6.6187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52415483871" calcext:value-type="float">
            <text:p>-6.6152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170975" calcext:value-type="float">
            <text:p>-6.8217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98488" calcext:value-type="float">
            <text:p>-7.01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29136" calcext:value-type="float">
            <text:p>-7.51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6559793548387" calcext:value-type="float">
            <text:p>-8.0655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4382975" calcext:value-type="float">
            <text:p>-8.5438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395942857143" calcext:value-type="float">
            <text:p>-8.38395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784748387097" calcext:value-type="float">
            <text:p>-8.2678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7906812903226" calcext:value-type="float">
            <text:p>-8.0790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752952" calcext:value-type="float">
            <text:p>-7.97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3444525" calcext:value-type="float">
            <text:p>-8.1344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1485161290323" calcext:value-type="float">
            <text:p>-8.2148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1357341935484" calcext:value-type="float">
            <text:p>-8.2135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102375" calcext:value-type="float">
            <text:p>-8.1910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3308" calcext:value-type="float">
            <text:p>-8.1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752575" calcext:value-type="float">
            <text:p>-8.3975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549935483871" calcext:value-type="float">
            <text:p>-8.2354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7611251612903" calcext:value-type="float">
            <text:p>-8.1761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2854085714286" calcext:value-type="float">
            <text:p>-8.02854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840455" calcext:value-type="float">
            <text:p>-7.9840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7002838709677" calcext:value-type="float">
            <text:p>-7.9700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7071664516129" calcext:value-type="float">
            <text:p>-7.9707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3700387096774" calcext:value-type="float">
            <text:p>-7.7370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650495483871" calcext:value-type="float">
            <text:p>-7.3650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884412903226" calcext:value-type="float">
            <text:p>-7.04884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11495" calcext:value-type="float">
            <text:p>-6.9111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80968" calcext:value-type="float">
            <text:p>-6.7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822175" calcext:value-type="float">
            <text:p>-7.1082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3364" calcext:value-type="float">
            <text:p>-7.5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83055" calcext:value-type="float">
            <text:p>-7.7783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4385848275862" calcext:value-type="float">
            <text:p>-7.64385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7094625" calcext:value-type="float">
            <text:p>-7.5709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904" calcext:value-type="float">
            <text:p>-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695225806452" calcext:value-type="float">
            <text:p>-7.4469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551075" calcext:value-type="float">
            <text:p>-7.5155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815509677419" calcext:value-type="float">
            <text:p>-7.5581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7506" calcext:value-type="float">
            <text:p>-7.477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110175" calcext:value-type="float">
            <text:p>-7.2911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20352" calcext:value-type="float">
            <text:p>-7.29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5678451612903" calcext:value-type="float">
            <text:p>-7.4567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5470787096774" calcext:value-type="float">
            <text:p>-7.6547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5774" calcext:value-type="float">
            <text:p>-7.335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643171428572" calcext:value-type="float">
            <text:p>-7.046431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51375" calcext:value-type="float">
            <text:p>-6.815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536309677419" calcext:value-type="float">
            <text:p>-6.5553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50144" calcext:value-type="float">
            <text:p>-6.13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368309677419" calcext:value-type="float">
            <text:p>-4.54368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847716129032" calcext:value-type="float">
            <text:p>-1.1384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1230967741936" calcext:value-type="float">
            <text:p>-0.63123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5087" calcext:value-type="float">
            <text:p>0.315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96736" calcext:value-type="float">
            <text:p>0.63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9535" calcext:value-type="float">
            <text:p>-0.089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84264" calcext:value-type="float">
            <text:p>-0.6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642025" calcext:value-type="float">
            <text:p>-1.0764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1856571428571" calcext:value-type="float">
            <text:p>-0.811856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2780903225806" calcext:value-type="float">
            <text:p>-0.692780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2410580645161" calcext:value-type="float">
            <text:p>-0.80241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497290322581" calcext:value-type="float">
            <text:p>-0.83249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28456" calcext:value-type="float">
            <text:p>-0.87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4808923076923" calcext:value-type="float">
            <text:p>-0.4348089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9868173913043" calcext:value-type="float">
            <text:p>0.369868173913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35832" calcext:value-type="float">
            <text:p>0.37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35638709677" calcext:value-type="float">
            <text:p>1.0693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0544" calcext:value-type="float">
            <text:p>1.0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1747714285714" calcext:value-type="float">
            <text:p>0.811747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9987096774194" calcext:value-type="float">
            <text:p>0.87998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50632258065" calcext:value-type="float">
            <text:p>1.35950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96312" calcext:value-type="float">
            <text:p>1.51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021729032258" calcext:value-type="float">
            <text:p>1.6402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748748387097" calcext:value-type="float">
            <text:p>1.5774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28509090909" calcext:value-type="float">
            <text:p>1.207285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58224" calcext:value-type="float">
            <text:p>0.91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2371096774194" calcext:value-type="float">
            <text:p>0.14237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8232" calcext:value-type="float">
            <text:p>-0.13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406081330504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70784" calcext:value-type="float">
            <text:p>-0.29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778" meta:object-count="0"/>
    <meta:user-defined meta:name="AppVersion">3.0</meta:user-defined>
  </office:meta>
</office:document-meta>
</file>